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29cm" svg:height="1.195cm" svg:x="8.477cm" svg:y="1.373cm">
          <draw:text-box>
            <text:p><text:span text:style-name="T1">User Management Flowchart</text:span></text:p>
          </draw:text-box>
        </draw:frame>
        <draw:custom-shape draw:style-name="gr2" draw:text-style-name="P3" xml:id="id7" draw:id="id7" draw:layer="layout" svg:width="3.184cm" svg:height="1.41cm" svg:x="16.924cm" svg:y="4.875cm">
          <text:p text:style-name="P2"><text:span text:style-name="T2">Given a user</text:span></text:p>
          <text:p text:style-name="P2"><text:span text:style-name="T2">Requesting to 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3.362cm" svg:height="1.09cm" svg:x="16.737cm" svg:y="39.316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8.516cm" svg:y1="3.652cm" svg:x2="18.516cm" svg:y2="4.842cm">
          <text:p/>
        </draw:line>
        <draw:custom-shape draw:style-name="gr2" draw:text-style-name="P3" xml:id="id1" draw:id="id1" draw:layer="layout" svg:width="4.551cm" svg:height="0.873cm" svg:x="9.841cm" svg:y="18.723cm">
          <text:p text:style-name="P2"><text:span text:style-name="T2">User Type</text:span></text:p>
          <draw:enhanced-geometry svg:viewBox="0 0 21600 21600" draw:glue-points="?f6 0 10800 ?f8 ?f11 10800 ?f9 21600 10800 ?f10 ?f5 10800" draw:text-areas="?f3 ?f3 ?f4 ?f4" draw:type="parallelogram" draw:modifiers="2766.43233743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2" draw:id="id2" draw:layer="layout" svg:width="4.26cm" svg:height="1.799cm" svg:x="9.986cm" svg:y="20.833cm">
          <text:p text:style-name="P2"><text:span text:style-name="T2">Program</text:span></text:p>
          <text:p text:style-name="P2"><text:span text:style-name="T2">Mana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4.234cm" svg:height="1.959cm" svg:x="9.999cm" svg:y="23.87cm">
          <text:p text:style-name="P2"><text:span text:style-name="T2">Super-User</text:span></text:p>
          <text:p text:style-name="P2"><text:span text:style-name="T2">Or</text:span></text:p>
          <text:p text:style-name="P2"><text:span text:style-name="T2">Administ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4" draw:id="id4" draw:layer="layout" svg:width="4.26cm" svg:height="1.799cm" svg:x="9.986cm" svg:y="27.064cm">
          <text:p text:style-name="P2"><text:span text:style-name="T2">All Other</text:span></text:p>
          <text:p text:style-name="P2"><text:span text:style-name="T2">Us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2.117cm" svg:y1="19.596cm" svg:x2="12.116cm" svg:y2="20.833cm" draw:start-shape="id1" draw:start-glue-point="8" draw:end-shape="id2" draw:end-glue-point="4" svg:d="m12117 19596v618h-1v619">
          <text:p/>
        </draw:connector>
        <draw:connector draw:style-name="gr3" draw:text-style-name="P2" draw:layer="layout" svg:x1="12.116cm" svg:y1="22.632cm" svg:x2="12.116cm" svg:y2="23.87cm" draw:start-shape="id2" draw:start-glue-point="6" draw:end-shape="id3" svg:d="m12116 22632v1238">
          <text:p/>
        </draw:connector>
        <draw:connector draw:style-name="gr3" draw:text-style-name="P2" draw:layer="layout" svg:x1="12.116cm" svg:y1="25.829cm" svg:x2="12.116cm" svg:y2="27.064cm" draw:start-shape="id3" draw:start-glue-point="6" draw:end-shape="id4" svg:d="m12116 25829v1235">
          <text:p/>
        </draw:connector>
        <draw:custom-shape draw:style-name="gr2" draw:text-style-name="P3" xml:id="id5" draw:id="id5" draw:layer="layout" svg:width="4.551cm" svg:height="0.873cm" svg:x="4.342cm" svg:y="5.824cm">
          <text:p text:style-name="P2"><text:span text:style-name="T2">Select Task</text:span></text:p>
          <draw:enhanced-geometry svg:viewBox="0 0 21600 21600" draw:glue-points="?f6 0 10800 ?f8 ?f11 10800 ?f9 21600 10800 ?f10 ?f5 10800" draw:text-areas="?f3 ?f3 ?f4 ?f4" draw:type="parallelogram" draw:modifiers="2766.43233743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line-skew="0cm -0.497cm" svg:x1="9.986cm" svg:y1="21.733cm" svg:x2="6.618cm" svg:y2="5.824cm" draw:start-shape="id2" draw:start-glue-point="5" draw:end-shape="id5" draw:end-glue-point="5" svg:d="m9986 21733h-546v-16908h-2822v999">
          <text:p/>
        </draw:connector>
        <draw:custom-shape draw:style-name="gr2" draw:text-style-name="P3" xml:id="id6" draw:id="id6" draw:layer="layout" svg:width="4.26cm" svg:height="1.799cm" svg:x="4.486cm" svg:y="7.455cm">
          <text:p text:style-name="P2"><text:span text:style-name="T2">User</text:span></text:p>
          <text:p text:style-name="P2"><text:span text:style-name="T2">Manag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6.618cm" svg:y1="6.697cm" svg:x2="6.616cm" svg:y2="7.455cm" draw:start-shape="id5" draw:start-glue-point="8" draw:end-shape="id6" draw:end-glue-point="4" svg:d="m6618 6697v379h-2v379">
          <text:p/>
        </draw:connector>
        <draw:custom-shape draw:style-name="gr2" draw:text-style-name="P3" xml:id="id16" draw:id="id16" draw:layer="layout" svg:width="4.26cm" svg:height="1.799cm" svg:x="4.486cm" svg:y="10.013cm">
          <text:p text:style-name="P2"><text:span text:style-name="T2">User Roles</text:span></text:p>
          <text:p text:style-name="P2"><text:span text:style-name="T2">Manag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7" draw:id="id17" draw:layer="layout" svg:width="4.26cm" svg:height="1.799cm" svg:x="4.486cm" svg:y="12.57cm">
          <text:p text:style-name="P2"><text:span text:style-name="T2">Roles/</text:span></text:p>
          <text:p text:style-name="P2"><text:span text:style-name="T2">Privileges Association</text:span></text:p>
          <text:p text:style-name="P2"><text:span text:style-name="T2">Manag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8" draw:id="id8" draw:layer="layout" svg:width="2.884cm" svg:height="0.635cm" svg:x="17.074cm" svg:y="7.036cm">
          <text:p text:style-name="P2"><text:span text:style-name="T2">User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884cm" svg:height="0.635cm" svg:x="17.074cm" svg:y="8.421cm">
          <text:p text:style-name="P2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884cm" svg:height="1.52cm" svg:x="17.074cm" svg:y="9.805cm">
          <text:p text:style-name="P2"><text:span text:style-name="T2">Verify Us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8.516cm" svg:y1="6.285cm" svg:x2="18.516cm" svg:y2="7.036cm" draw:start-shape="id7" draw:start-glue-point="8" draw:end-shape="id8" draw:end-glue-point="0" svg:d="m18516 6285v751">
          <text:p/>
        </draw:connector>
        <draw:connector draw:style-name="gr3" draw:text-style-name="P2" draw:layer="layout" svg:x1="18.516cm" svg:y1="7.671cm" svg:x2="18.516cm" svg:y2="8.421cm" draw:start-shape="id8" draw:start-glue-point="2" draw:end-shape="id9" draw:end-glue-point="0" svg:d="m18516 7671v750">
          <text:p/>
        </draw:connector>
        <draw:connector draw:style-name="gr3" draw:text-style-name="P2" draw:layer="layout" svg:x1="18.516cm" svg:y1="9.056cm" svg:x2="18.516cm" svg:y2="9.805cm" draw:start-shape="id9" draw:start-glue-point="2" draw:end-shape="id10" draw:end-glue-point="0" svg:d="m18516 9056v749">
          <text:p/>
        </draw:connector>
        <draw:custom-shape draw:style-name="gr2" draw:text-style-name="P3" xml:id="id11" draw:id="id11" draw:layer="layout" svg:width="4.26cm" svg:height="1.799cm" svg:x="16.386cm" svg:y="12.434cm">
          <text:p text:style-name="P2"><text:span text:style-name="T2">Valid Credential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8.516cm" svg:y1="11.325cm" svg:x2="18.516cm" svg:y2="12.434cm" draw:start-shape="id10" draw:start-glue-point="2" draw:end-shape="id11" draw:end-glue-point="4" svg:d="m18516 11325v1109">
          <text:p/>
        </draw:connector>
        <draw:custom-shape draw:style-name="gr2" draw:text-style-name="P3" xml:id="id12" draw:id="id12" draw:layer="layout" svg:width="2.355cm" svg:height="1.349cm" svg:x="22.418cm" svg:y="8.467cm">
          <text:p text:style-name="P2"><text:span text:style-name="T2">Wrong </text:span></text:p>
          <text:p text:style-name="P2"><text:span text:style-name="T2">user name or</text:span></text:p>
          <text:p text:style-name="P2"><text:span text:style-name="T2">passwor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20.646cm" svg:y1="13.334cm" svg:x2="23.596cm" svg:y2="9.816cm" draw:start-shape="id11" draw:start-glue-point="7" draw:end-shape="id12" draw:end-glue-point="6" svg:d="m20646 13334h2950v-3518">
          <text:p/>
        </draw:connector>
        <draw:connector draw:style-name="gr3" draw:text-style-name="P2" draw:layer="layout" draw:line-skew="-0.051cm" svg:x1="23.596cm" svg:y1="8.467cm" svg:x2="18.516cm" svg:y2="7.036cm" draw:start-shape="id12" draw:start-glue-point="4" draw:end-shape="id8" draw:end-glue-point="0" svg:d="m23596 8467v-1984h-5080v553">
          <text:p/>
        </draw:connector>
        <draw:frame draw:style-name="gr1" draw:text-style-name="P4" draw:layer="layout" svg:width="0.908cm" svg:height="0.607cm" svg:x="20.471cm" svg:y="12.633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8.571cm" svg:y="14.234cm">
          <draw:text-box>
            <text:p><text:span text:style-name="T2">Yes</text:span></text:p>
          </draw:text-box>
        </draw:frame>
        <draw:custom-shape draw:style-name="gr2" draw:text-style-name="P3" xml:id="id13" draw:id="id13" draw:layer="layout" svg:width="4.26cm" svg:height="1.799cm" svg:x="16.386cm" svg:y="15.635cm">
          <text:p text:style-name="P2"><text:span text:style-name="T2">Manage Account(s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8.516cm" svg:y1="14.233cm" svg:x2="18.516cm" svg:y2="15.635cm" draw:start-shape="id11" draw:start-glue-point="6" draw:end-shape="id13" draw:end-glue-point="4" svg:d="m18516 14233v1402">
          <text:p/>
        </draw:connector>
        <draw:connector draw:style-name="gr3" draw:text-style-name="P2" draw:layer="layout" svg:x1="16.386cm" svg:y1="16.535cm" svg:x2="12.117cm" svg:y2="18.723cm" draw:start-shape="id13" draw:start-glue-point="5" draw:end-shape="id1" draw:end-glue-point="5" svg:d="m16386 16535h-4269v2188">
          <text:p/>
        </draw:connector>
        <draw:frame draw:style-name="gr1" draw:text-style-name="P4" draw:layer="layout" svg:width="1.023cm" svg:height="0.607cm" svg:x="15.572cm" svg:y="15.835cm">
          <draw:text-box>
            <text:p><text:span text:style-name="T2">Yes</text:span></text:p>
          </draw:text-box>
        </draw:frame>
        <draw:custom-shape draw:style-name="gr2" draw:text-style-name="P3" xml:id="id14" draw:id="id14" draw:layer="layout" svg:width="2.831cm" svg:height="2.169cm" svg:x="24.701cm" svg:y="22.887cm">
          <text:p text:style-name="P2"><text:span text:style-name="T2">Send back</text:span></text:p>
          <text:p text:style-name="P2"><text:span text:style-name="T2">Authentication</text:span></text:p>
          <text:p text:style-name="P2"><text:span text:style-name="T2">Token, user object</text:span></text:p>
          <text:p text:style-name="P2"><text:span text:style-name="T2"><text:s/></text:span><text:span text:style-name="T2">And location id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6.116cm" svg:y1="25.056cm" svg:x2="20.099cm" svg:y2="39.861cm" draw:start-shape="id14" draw:start-glue-point="2" draw:end-shape="id15" draw:end-glue-point="7" svg:d="m26116 25056v14805h-6017">
          <text:p/>
        </draw:connector>
        <draw:connector draw:style-name="gr3" draw:text-style-name="P2" draw:layer="layout" svg:x1="6.616cm" svg:y1="9.254cm" svg:x2="6.616cm" svg:y2="10.013cm" draw:start-shape="id6" draw:start-glue-point="6" draw:end-shape="id16" draw:end-glue-point="4" svg:d="m6616 9254v759">
          <text:p/>
        </draw:connector>
        <draw:connector draw:style-name="gr3" draw:text-style-name="P2" draw:layer="layout" svg:x1="6.616cm" svg:y1="11.812cm" svg:x2="6.616cm" svg:y2="12.57cm" draw:start-shape="id16" draw:start-glue-point="6" draw:end-shape="id17" draw:end-glue-point="4" svg:d="m6616 11812v758">
          <text:p/>
        </draw:connector>
        <draw:custom-shape draw:style-name="gr2" draw:text-style-name="P3" xml:id="id18" draw:id="id18" draw:layer="layout" svg:width="4.26cm" svg:height="1.799cm" svg:x="4.486cm" svg:y="15.127cm">
          <text:p text:style-name="P2"><text:span text:style-name="T2">User</text:span></text:p>
          <text:p text:style-name="P2"><text:span text:style-name="T2">Cre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9" draw:id="id19" draw:layer="layout" svg:width="4.26cm" svg:height="1.799cm" svg:x="4.486cm" svg:y="17.685cm">
          <text:p text:style-name="P2"><text:span text:style-name="T2">User</text:span></text:p>
          <text:p text:style-name="P2"><text:span text:style-name="T2">Edi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0" draw:id="id20" draw:layer="layout" svg:width="4.26cm" svg:height="1.799cm" svg:x="4.486cm" svg:y="20.239cm">
          <text:p text:style-name="P2"><text:span text:style-name="T2">User</text:span></text:p>
          <text:p text:style-name="P2"><text:span text:style-name="T2">Password</text:span></text:p>
          <text:p text:style-name="P2"><text:span text:style-name="T2">Chan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6.616cm" svg:y1="14.369cm" svg:x2="6.616cm" svg:y2="15.127cm" draw:start-shape="id17" draw:start-glue-point="6" draw:end-shape="id18" draw:end-glue-point="4" svg:d="m6616 14369v758">
          <text:p/>
        </draw:connector>
        <draw:connector draw:style-name="gr3" draw:text-style-name="P2" draw:layer="layout" svg:x1="6.616cm" svg:y1="16.926cm" svg:x2="6.616cm" svg:y2="17.685cm" draw:start-shape="id18" draw:start-glue-point="6" draw:end-shape="id19" draw:end-glue-point="4" svg:d="m6616 16926v759">
          <text:p/>
        </draw:connector>
        <draw:connector draw:style-name="gr3" draw:text-style-name="P2" draw:layer="layout" svg:x1="6.616cm" svg:y1="19.484cm" svg:x2="6.616cm" svg:y2="20.239cm" draw:start-shape="id19" draw:start-glue-point="6" draw:end-shape="id20" draw:end-glue-point="4" svg:d="m6616 19484v755">
          <text:p/>
        </draw:connector>
        <draw:connector draw:style-name="gr3" draw:text-style-name="P2" draw:layer="layout" draw:line-skew="0.179cm" svg:x1="6.616cm" svg:y1="22.038cm" svg:x2="12.116cm" svg:y2="23.87cm" draw:start-shape="id20" draw:start-glue-point="6" draw:end-shape="id3" draw:end-glue-point="4" svg:d="m6616 22038v1095h5500v737">
          <text:p/>
        </draw:connector>
        <draw:frame draw:style-name="gr1" draw:text-style-name="P4" draw:layer="layout" svg:width="1.023cm" svg:height="0.607cm" svg:x="9.473cm" svg:y="21.036cm">
          <draw:text-box>
            <text:p><text:span text:style-name="T2">Yes</text:span></text:p>
          </draw:text-box>
        </draw:frame>
        <draw:custom-shape draw:style-name="gr2" draw:text-style-name="P3" xml:id="id21" draw:id="id21" draw:layer="layout" svg:width="1.956cm" svg:height="1.52cm" svg:x="1.702cm" svg:y="7.605cm">
          <text:p text:style-name="P2"><text:span text:style-name="T2">List</text:span></text:p>
          <text:p text:style-name="P2"><text:span text:style-name="T2">Users to</text:span></text:p>
          <text:p text:style-name="P2"><text:span text:style-name="T2">Manag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486cm" svg:y1="8.355cm" svg:x2="3.658cm" svg:y2="8.365cm" draw:start-shape="id6" draw:start-glue-point="5" draw:end-shape="id21" draw:end-glue-point="1" svg:d="m4486 8355h-414v10h-414">
          <text:p/>
        </draw:connector>
        <draw:connector draw:style-name="gr3" draw:text-style-name="P2" draw:layer="layout" draw:line-skew="0cm 6.636cm" svg:x1="1.702cm" svg:y1="8.365cm" svg:x2="12.116cm" svg:y2="23.87cm" draw:start-shape="id21" draw:start-glue-point="3" draw:end-shape="id3" draw:end-glue-point="4" svg:d="m1702 8365h-501v14768h10915v737">
          <text:p/>
        </draw:connector>
        <draw:custom-shape draw:style-name="gr2" draw:text-style-name="P3" xml:id="id22" draw:id="id22" draw:layer="layout" svg:width="1.956cm" svg:height="1.52cm" svg:x="1.702cm" svg:y="10.205cm">
          <text:p text:style-name="P2"><text:span text:style-name="T2">Manage</text:span></text:p>
          <text:p text:style-name="P2"><text:span text:style-name="T2">User</text:span></text:p>
          <text:p text:style-name="P2"><text:span text:style-name="T2">Ro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1.956cm" svg:height="1.52cm" svg:x="1.702cm" svg:y="12.705cm">
          <text:p text:style-name="P2"><text:span text:style-name="T2">Manage</text:span></text:p>
          <text:p text:style-name="P2"><text:span text:style-name="T2">Roles and</text:span></text:p>
          <text:p text:style-name="P2"><text:span text:style-name="T2">Privileg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1.956cm" svg:height="1.52cm" svg:x="1.702cm" svg:y="15.305cm">
          <text:p text:style-name="P2"><text:span text:style-name="T2">Create</text:span></text:p>
          <text:p text:style-name="P2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1.956cm" svg:height="1.52cm" svg:x="1.702cm" svg:y="17.824cm">
          <text:p text:style-name="P2"><text:span text:style-name="T2">Edit</text:span></text:p>
          <text:p text:style-name="P2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1.956cm" svg:height="1.52cm" svg:x="1.702cm" svg:y="20.405cm">
          <text:p text:style-name="P2"><text:span text:style-name="T2">Change</text:span></text:p>
          <text:p text:style-name="P2"><text:span text:style-name="T2">User</text:span></text:p>
          <text:p text:style-name="P2"><text:span text:style-name="T2">Password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486cm" svg:y1="10.913cm" svg:x2="3.658cm" svg:y2="10.965cm" draw:start-shape="id16" draw:start-glue-point="5" draw:end-shape="id22" draw:end-glue-point="1" svg:d="m4486 10913h-414v52h-414">
          <text:p/>
        </draw:connector>
        <draw:connector draw:style-name="gr3" draw:text-style-name="P2" draw:layer="layout" svg:x1="4.486cm" svg:y1="21.139cm" svg:x2="3.658cm" svg:y2="21.165cm" draw:start-shape="id20" draw:start-glue-point="5" draw:end-shape="id23" draw:end-glue-point="1" svg:d="m4486 21139h-414v26h-414">
          <text:p/>
        </draw:connector>
        <draw:connector draw:style-name="gr3" draw:text-style-name="P2" draw:layer="layout" svg:x1="4.486cm" svg:y1="18.585cm" svg:x2="3.658cm" svg:y2="18.584cm" draw:start-shape="id19" draw:start-glue-point="5" draw:end-shape="id24" draw:end-glue-point="1" svg:d="m4486 18585h-414v-1h-414">
          <text:p/>
        </draw:connector>
        <draw:connector draw:style-name="gr3" draw:text-style-name="P2" draw:layer="layout" svg:x1="4.486cm" svg:y1="16.027cm" svg:x2="3.658cm" svg:y2="16.065cm" draw:start-shape="id18" draw:start-glue-point="5" draw:end-shape="id25" draw:end-glue-point="1" svg:d="m4486 16027h-414v38h-414">
          <text:p/>
        </draw:connector>
        <draw:connector draw:style-name="gr3" draw:text-style-name="P2" draw:layer="layout" svg:x1="4.486cm" svg:y1="13.47cm" svg:x2="3.658cm" svg:y2="13.465cm" draw:start-shape="id17" draw:start-glue-point="5" draw:end-shape="id26" draw:end-glue-point="1" svg:d="m4486 13470h-414v-5h-414">
          <text:p/>
        </draw:connector>
        <draw:connector draw:style-name="gr3" draw:text-style-name="P2" draw:layer="layout" draw:line-skew="0cm 5.336cm" svg:x1="1.702cm" svg:y1="10.965cm" svg:x2="12.116cm" svg:y2="23.87cm" draw:start-shape="id22" draw:start-glue-point="3" draw:end-shape="id3" draw:end-glue-point="4" svg:d="m1702 10965h-501v12168h10915v737">
          <text:p/>
        </draw:connector>
        <draw:connector draw:style-name="gr3" draw:text-style-name="P2" draw:layer="layout" draw:line-skew="0cm 4.086cm" svg:x1="1.702cm" svg:y1="13.465cm" svg:x2="12.116cm" svg:y2="23.87cm" draw:start-shape="id26" draw:start-glue-point="3" draw:end-shape="id3" draw:end-glue-point="4" svg:d="m1702 13465h-501v9668h10915v737">
          <text:p/>
        </draw:connector>
        <draw:connector draw:style-name="gr3" draw:text-style-name="P2" draw:layer="layout" draw:line-skew="0cm 2.786cm" svg:x1="1.702cm" svg:y1="16.065cm" svg:x2="12.116cm" svg:y2="23.87cm" draw:start-shape="id25" draw:start-glue-point="3" draw:end-shape="id3" draw:end-glue-point="4" svg:d="m1702 16065h-501v7068h10915v737">
          <text:p/>
        </draw:connector>
        <draw:connector draw:style-name="gr3" draw:text-style-name="P2" draw:layer="layout" draw:line-skew="0cm 1.526cm" svg:x1="1.702cm" svg:y1="18.584cm" svg:x2="12.116cm" svg:y2="23.87cm" draw:start-shape="id24" draw:start-glue-point="3" draw:end-shape="id3" draw:end-glue-point="4" svg:d="m1702 18584h-501v4549h10915v737">
          <text:p/>
        </draw:connector>
        <draw:connector draw:style-name="gr3" draw:text-style-name="P2" draw:layer="layout" draw:line-skew="0cm 0.236cm" svg:x1="1.702cm" svg:y1="21.165cm" svg:x2="12.116cm" svg:y2="23.87cm" draw:start-shape="id23" draw:start-glue-point="3" draw:end-shape="id3" draw:end-glue-point="4" svg:d="m1702 21165h-501v1968h10915v737">
          <text:p/>
        </draw:connector>
        <draw:frame draw:style-name="gr1" draw:text-style-name="P4" draw:layer="layout" svg:width="1.023cm" svg:height="0.607cm" svg:x="3.874cm" svg:y="20.337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3.875cm" svg:y="17.838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3.876cm" svg:y="15.239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3.877cm" svg:y="12.74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3.878cm" svg:y="10.041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3.879cm" svg:y="7.642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6.679cm" svg:y="9.342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6.679cm" svg:y="11.843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6.679cm" svg:y="14.444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6.679cm" svg:y="16.945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6.679cm" svg:y="19.646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6.679cm" svg:y="22.047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12.179cm" svg:y="22.648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20.379cm" svg:y="15.849cm">
          <draw:text-box>
            <text:p><text:span text:style-name="T2">No</text:span></text:p>
          </draw:text-box>
        </draw:frame>
        <draw:custom-shape draw:style-name="gr2" draw:text-style-name="P3" xml:id="id28" draw:id="id28" draw:layer="layout" svg:width="4.26cm" svg:height="1.799cm" svg:x="4.486cm" svg:y="28.914cm">
          <text:p text:style-name="P2"><text:span text:style-name="T2">User Roles</text:span></text:p>
          <text:p text:style-name="P2"><text:span text:style-name="T2">Manag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9" draw:id="id29" draw:layer="layout" svg:width="4.26cm" svg:height="1.799cm" svg:x="4.486cm" svg:y="31.626cm">
          <text:p text:style-name="P2"><text:span text:style-name="T2">User</text:span></text:p>
          <text:p text:style-name="P2"><text:span text:style-name="T2">Cre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0" draw:id="id30" draw:layer="layout" svg:width="4.26cm" svg:height="1.799cm" svg:x="4.486cm" svg:y="34.34cm">
          <text:p text:style-name="P2"><text:span text:style-name="T2">User</text:span></text:p>
          <text:p text:style-name="P2"><text:span text:style-name="T2">Edi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1" draw:id="id31" draw:layer="layout" svg:width="4.26cm" svg:height="1.799cm" svg:x="4.486cm" svg:y="37.04cm">
          <text:p text:style-name="P2"><text:span text:style-name="T2">User</text:span></text:p>
          <text:p text:style-name="P2"><text:span text:style-name="T2">Password</text:span></text:p>
          <text:p text:style-name="P2"><text:span text:style-name="T2">Chan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2" draw:id="id32" draw:layer="layout" svg:width="1.956cm" svg:height="1.52cm" svg:x="1.702cm" svg:y="29.053cm">
          <text:p text:style-name="P2"><text:span text:style-name="T2">Manage</text:span></text:p>
          <text:p text:style-name="P2"><text:span text:style-name="T2">User</text:span></text:p>
          <text:p text:style-name="P2"><text:span text:style-name="T2">Ro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3" draw:id="id33" draw:layer="layout" svg:width="1.956cm" svg:height="1.52cm" svg:x="1.702cm" svg:y="31.765cm">
          <text:p text:style-name="P2"><text:span text:style-name="T2">Create</text:span></text:p>
          <text:p text:style-name="P2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4" draw:id="id34" draw:layer="layout" svg:width="1.956cm" svg:height="1.52cm" svg:x="1.702cm" svg:y="34.479cm">
          <text:p text:style-name="P2"><text:span text:style-name="T2">Edit</text:span></text:p>
          <text:p text:style-name="P2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5" draw:id="id35" draw:layer="layout" svg:width="1.956cm" svg:height="1.52cm" svg:x="1.702cm" svg:y="37.206cm">
          <text:p text:style-name="P2"><text:span text:style-name="T2">Change</text:span></text:p>
          <text:p text:style-name="P2"><text:span text:style-name="T2">User</text:span></text:p>
          <text:p text:style-name="P2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7" draw:id="id27" draw:layer="layout" svg:width="4.551cm" svg:height="0.873cm" svg:x="4.343cm" svg:y="26.925cm">
          <text:p text:style-name="P2"><text:span text:style-name="T2">Select Task</text:span></text:p>
          <draw:enhanced-geometry svg:viewBox="0 0 21600 21600" draw:glue-points="?f6 0 10800 ?f8 ?f11 10800 ?f9 21600 10800 ?f10 ?f5 10800" draw:text-areas="?f3 ?f3 ?f4 ?f4" draw:type="parallelogram" draw:modifiers="2766.43233743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6.619cm" svg:y1="27.798cm" svg:x2="6.616cm" svg:y2="28.914cm" draw:start-shape="id27" draw:start-glue-point="8" draw:end-shape="id28" draw:end-glue-point="4" svg:d="m6619 27798v558h-3v558">
          <text:p/>
        </draw:connector>
        <draw:connector draw:style-name="gr3" draw:text-style-name="P2" draw:layer="layout" svg:x1="6.616cm" svg:y1="30.713cm" svg:x2="6.616cm" svg:y2="31.626cm" draw:start-shape="id28" draw:start-glue-point="6" draw:end-shape="id29" draw:end-glue-point="4" svg:d="m6616 30713v913">
          <text:p/>
        </draw:connector>
        <draw:connector draw:style-name="gr3" draw:text-style-name="P2" draw:layer="layout" svg:x1="6.616cm" svg:y1="33.425cm" svg:x2="6.616cm" svg:y2="34.34cm" draw:start-shape="id29" draw:start-glue-point="6" draw:end-shape="id30" draw:end-glue-point="4" svg:d="m6616 33425v915">
          <text:p/>
        </draw:connector>
        <draw:connector draw:style-name="gr3" draw:text-style-name="P2" draw:layer="layout" svg:x1="6.616cm" svg:y1="36.139cm" svg:x2="6.616cm" svg:y2="37.04cm" draw:start-shape="id30" draw:start-glue-point="6" draw:end-shape="id31" draw:end-glue-point="4" svg:d="m6616 36139v901">
          <text:p/>
        </draw:connector>
        <draw:connector draw:style-name="gr3" draw:text-style-name="P2" draw:layer="layout" svg:x1="9.999cm" svg:y1="24.85cm" svg:x2="6.619cm" svg:y2="26.925cm" draw:start-shape="id3" draw:start-glue-point="5" draw:end-shape="id27" draw:end-glue-point="5" svg:d="m9999 24850h-3380v2075">
          <text:p/>
        </draw:connector>
        <draw:connector draw:style-name="gr3" draw:text-style-name="P2" draw:layer="layout" svg:x1="4.486cm" svg:y1="29.814cm" svg:x2="3.658cm" svg:y2="29.813cm" draw:start-shape="id28" draw:start-glue-point="5" draw:end-shape="id32" draw:end-glue-point="1" svg:d="m4486 29814h-414v-1h-414">
          <text:p/>
        </draw:connector>
        <draw:connector draw:style-name="gr3" draw:text-style-name="P2" draw:layer="layout" svg:x1="4.486cm" svg:y1="32.526cm" svg:x2="3.658cm" svg:y2="32.525cm" draw:start-shape="id29" draw:start-glue-point="5" draw:end-shape="id33" draw:end-glue-point="1" svg:d="m4486 32526h-414v-1h-414">
          <text:p/>
        </draw:connector>
        <draw:connector draw:style-name="gr3" draw:text-style-name="P2" draw:layer="layout" svg:x1="4.486cm" svg:y1="35.24cm" svg:x2="3.658cm" svg:y2="35.239cm" draw:start-shape="id30" draw:start-glue-point="5" draw:end-shape="id34" draw:end-glue-point="1" svg:d="m4486 35240h-414v-1h-414">
          <text:p/>
        </draw:connector>
        <draw:connector draw:style-name="gr3" draw:text-style-name="P2" draw:layer="layout" svg:x1="4.486cm" svg:y1="37.94cm" svg:x2="3.658cm" svg:y2="37.966cm" draw:start-shape="id31" draw:start-glue-point="5" draw:end-shape="id35" draw:end-glue-point="1" svg:d="m4486 37940h-414v26h-414">
          <text:p/>
        </draw:connector>
        <draw:connector draw:style-name="gr3" draw:text-style-name="P2" draw:layer="layout" draw:line-skew="0.49cm 0cm -0.354cm" svg:x1="6.616cm" svg:y1="38.839cm" svg:x2="12.116cm" svg:y2="27.064cm" draw:start-shape="id31" draw:start-glue-point="6" draw:end-shape="id4" draw:end-glue-point="4" svg:d="m6616 38839v991h2751v-13622h2749v856">
          <text:p/>
        </draw:connector>
        <draw:connector draw:style-name="gr4" draw:text-style-name="P2" draw:layer="layout" draw:line-skew="0cm 0.49cm" svg:x1="1.702cm" svg:y1="29.813cm" svg:x2="6.616cm" svg:y2="38.839cm" draw:start-shape="id32" draw:start-glue-point="3" draw:end-shape="id31" draw:end-glue-point="6" svg:d="m1702 29813h-501v10017h5415v-991">
          <text:p/>
        </draw:connector>
        <draw:connector draw:style-name="gr4" draw:text-style-name="P2" draw:layer="layout" draw:line-skew="0cm 0.49cm" svg:x1="1.702cm" svg:y1="32.525cm" svg:x2="6.616cm" svg:y2="38.839cm" draw:start-shape="id33" draw:start-glue-point="3" draw:end-shape="id31" draw:end-glue-point="6" svg:d="m1702 32525h-501v7305h5415v-991">
          <text:p/>
        </draw:connector>
        <draw:connector draw:style-name="gr4" draw:text-style-name="P2" draw:layer="layout" draw:line-skew="0cm 0.49cm" svg:x1="1.702cm" svg:y1="35.239cm" svg:x2="6.616cm" svg:y2="38.839cm" draw:start-shape="id34" draw:start-glue-point="3" draw:end-shape="id31" draw:end-glue-point="6" svg:d="m1702 35239h-501v4591h5415v-991">
          <text:p/>
        </draw:connector>
        <draw:connector draw:style-name="gr4" draw:text-style-name="P2" draw:layer="layout" draw:line-skew="0cm 0.49cm" svg:x1="1.702cm" svg:y1="37.966cm" svg:x2="6.616cm" svg:y2="38.839cm" draw:start-shape="id35" draw:start-glue-point="3" draw:end-shape="id31" draw:end-glue-point="6" svg:d="m1702 37966h-501v1864h5415v-991">
          <text:p/>
        </draw:connector>
        <draw:frame draw:style-name="gr1" draw:text-style-name="P4" draw:layer="layout" svg:width="1.023cm" svg:height="0.607cm" svg:x="3.875cm" svg:y="29.038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6.68cm" svg:y="30.748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3.876cm" svg:y="31.839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6.681cm" svg:y="33.549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3.877cm" svg:y="34.54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6.682cm" svg:y="36.25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3.878cm" svg:y="37.241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6.683cm" svg:y="38.951cm">
          <draw:text-box>
            <text:p><text:span text:style-name="T2">No</text:span></text:p>
          </draw:text-box>
        </draw:frame>
        <draw:connector draw:style-name="gr3" draw:text-style-name="P2" draw:layer="layout" svg:x1="12.116cm" svg:y1="28.863cm" svg:x2="16.737cm" svg:y2="39.861cm" draw:start-shape="id4" draw:start-glue-point="6" draw:end-shape="id15" draw:end-glue-point="5" svg:d="m12116 28863v10998h4621">
          <text:p/>
        </draw:connector>
        <draw:custom-shape draw:style-name="gr2" draw:text-style-name="P3" draw:layer="layout" svg:width="4.26cm" svg:height="1.799cm" svg:x="4.486cm" svg:y="34.34cm">
          <text:p text:style-name="P2"><text:span text:style-name="T2">User</text:span></text:p>
          <text:p text:style-name="P2"><text:span text:style-name="T2">Edi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26cm" svg:height="1.799cm" svg:x="4.486cm" svg:y="37.04cm">
          <text:p text:style-name="P2"><text:span text:style-name="T2">User</text:span></text:p>
          <text:p text:style-name="P2"><text:span text:style-name="T2">Password</text:span></text:p>
          <text:p text:style-name="P2"><text:span text:style-name="T2">Chan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956cm" svg:height="1.52cm" svg:x="1.702cm" svg:y="34.479cm">
          <text:p text:style-name="P2"><text:span text:style-name="T2">Edit</text:span></text:p>
          <text:p text:style-name="P2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56cm" svg:height="1.52cm" svg:x="1.702cm" svg:y="37.206cm">
          <text:p text:style-name="P2"><text:span text:style-name="T2">Change</text:span></text:p>
          <text:p text:style-name="P2"><text:span text:style-name="T2">User</text:span></text:p>
          <text:p text:style-name="P2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51cm" svg:height="0.873cm" svg:x="4.343cm" svg:y="26.925cm">
          <text:p text:style-name="P2"><text:span text:style-name="T2">Select Task</text:span></text:p>
          <draw:enhanced-geometry svg:viewBox="0 0 21600 21600" draw:glue-points="?f6 0 10800 ?f8 ?f11 10800 ?f9 21600 10800 ?f10 ?f5 10800" draw:text-areas="?f3 ?f3 ?f4 ?f4" draw:type="parallelogram" draw:modifiers="2766.43233743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4" draw:layer="layout" svg:width="1.023cm" svg:height="0.607cm" svg:x="20.177cm" svg:y="31.141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8.482cm" svg:y="32.851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18.483cm" svg:y="35.552cm">
          <draw:text-box>
            <text:p><text:span text:style-name="T2">No</text:span></text:p>
          </draw:text-box>
        </draw:frame>
        <draw:custom-shape draw:style-name="gr2" draw:text-style-name="P3" xml:id="id37" draw:id="id37" draw:layer="layout" svg:width="4.26cm" svg:height="1.799cm" svg:x="16.288cm" svg:y="30.941cm">
          <text:p text:style-name="P2"><text:span text:style-name="T2">User</text:span></text:p>
          <text:p text:style-name="P2"><text:span text:style-name="T2">Edi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8" draw:id="id38" draw:layer="layout" svg:width="4.26cm" svg:height="1.799cm" svg:x="16.288cm" svg:y="33.641cm">
          <text:p text:style-name="P2"><text:span text:style-name="T2">User</text:span></text:p>
          <text:p text:style-name="P2"><text:span text:style-name="T2">Password</text:span></text:p>
          <text:p text:style-name="P2"><text:span text:style-name="T2">Chan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9" draw:id="id39" draw:layer="layout" svg:width="1.956cm" svg:height="1.52cm" svg:x="21.502cm" svg:y="31.08cm">
          <text:p text:style-name="P2"><text:span text:style-name="T2">Edit</text:span></text:p>
          <text:p text:style-name="P2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0" draw:id="id40" draw:layer="layout" svg:width="1.956cm" svg:height="1.52cm" svg:x="21.502cm" svg:y="33.807cm">
          <text:p text:style-name="P2"><text:span text:style-name="T2">Change</text:span></text:p>
          <text:p text:style-name="P2"><text:span text:style-name="T2">User</text:span></text:p>
          <text:p text:style-name="P2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6" draw:id="id36" draw:layer="layout" svg:width="4.551cm" svg:height="0.873cm" svg:x="16.143cm" svg:y="29.126cm">
          <text:p text:style-name="P2"><text:span text:style-name="T2">Select Task</text:span></text:p>
          <draw:enhanced-geometry svg:viewBox="0 0 21600 21600" draw:glue-points="?f6 0 10800 ?f8 ?f11 10800 ?f9 21600 10800 ?f10 ?f5 10800" draw:text-areas="?f3 ?f3 ?f4 ?f4" draw:type="parallelogram" draw:modifiers="2766.43233743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4.246cm" svg:y1="27.964cm" svg:x2="18.419cm" svg:y2="29.126cm" draw:start-shape="id4" draw:start-glue-point="7" draw:end-shape="id36" draw:end-glue-point="5" svg:d="m14246 27964h4173v1162">
          <text:p/>
        </draw:connector>
        <draw:connector draw:style-name="gr3" draw:text-style-name="P2" draw:layer="layout" svg:x1="18.419cm" svg:y1="29.999cm" svg:x2="18.418cm" svg:y2="30.941cm" draw:start-shape="id36" draw:start-glue-point="8" draw:end-shape="id37" draw:end-glue-point="4" svg:d="m18419 29999v471h-1v471">
          <text:p/>
        </draw:connector>
        <draw:connector draw:style-name="gr3" draw:text-style-name="P2" draw:layer="layout" svg:x1="18.418cm" svg:y1="32.74cm" svg:x2="18.418cm" svg:y2="33.641cm" draw:start-shape="id37" draw:start-glue-point="6" draw:end-shape="id38" draw:end-glue-point="4" svg:d="m18418 32740v901">
          <text:p/>
        </draw:connector>
        <draw:frame draw:style-name="gr1" draw:text-style-name="P4" draw:layer="layout" svg:width="1.023cm" svg:height="0.607cm" svg:x="20.178cm" svg:y="33.842cm">
          <draw:text-box>
            <text:p><text:span text:style-name="T2">Yes</text:span></text:p>
          </draw:text-box>
        </draw:frame>
        <draw:connector draw:style-name="gr3" draw:text-style-name="P2" draw:layer="layout" svg:x1="20.548cm" svg:y1="31.841cm" svg:x2="21.502cm" svg:y2="31.84cm" draw:start-shape="id37" draw:start-glue-point="7" draw:end-shape="id39" draw:end-glue-point="3" svg:d="m20548 31841h478v-1h476">
          <text:p/>
        </draw:connector>
        <draw:connector draw:style-name="gr3" draw:text-style-name="P2" draw:layer="layout" svg:x1="20.548cm" svg:y1="34.541cm" svg:x2="21.502cm" svg:y2="34.567cm" draw:start-shape="id38" draw:start-glue-point="7" draw:end-shape="id40" draw:end-glue-point="3" svg:d="m20548 34541h478v26h476">
          <text:p/>
        </draw:connector>
        <draw:connector draw:style-name="gr3" draw:text-style-name="P2" draw:layer="layout" svg:x1="18.418cm" svg:y1="35.44cm" svg:x2="18.418cm" svg:y2="39.316cm" draw:start-shape="id38" draw:start-glue-point="6" draw:end-shape="id15" draw:end-glue-point="4" svg:d="m18418 35440v3876">
          <text:p/>
        </draw:connector>
        <draw:connector draw:style-name="gr3" draw:text-style-name="P2" draw:layer="layout" draw:line-skew="0cm 2.013cm" svg:x1="23.458cm" svg:y1="31.84cm" svg:x2="18.418cm" svg:y2="39.316cm" draw:start-shape="id39" draw:start-glue-point="1" draw:end-shape="id15" draw:end-glue-point="4" svg:d="m23458 31840h501v6131h-5541v1345">
          <text:p/>
        </draw:connector>
        <draw:connector draw:style-name="gr3" draw:text-style-name="P2" draw:layer="layout" draw:line-skew="0cm 0.649cm" svg:x1="23.458cm" svg:y1="34.567cm" svg:x2="18.418cm" svg:y2="39.316cm" draw:start-shape="id40" draw:start-glue-point="1" draw:end-shape="id15" draw:end-glue-point="4" svg:d="m23458 34567h501v3404h-5541v1345">
          <text:p/>
        </draw:connector>
        <draw:frame draw:style-name="gr1" draw:text-style-name="P4" draw:layer="layout" svg:width="1.023cm" svg:height="0.607cm" svg:x="9.473cm" svg:y="24.137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2.179cm" svg:y="25.749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3.873cm" svg:y="27.338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2.179cm" svg:y="28.95cm">
          <draw:text-box>
            <text:p><text:span text:style-name="T2">No</text:span></text:p>
          </draw:text-box>
        </draw:frame>
        <draw:custom-shape draw:style-name="gr2" draw:text-style-name="P3" xml:id="id41" draw:id="id41" draw:layer="layout" svg:width="2.884cm" svg:height="0.635cm" svg:x="24.674cm" svg:y="17.622cm">
          <text:p text:style-name="P2"><text:span text:style-name="T2">Location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0.646cm" svg:y1="16.534cm" svg:x2="26.116cm" svg:y2="17.622cm" draw:start-shape="id13" draw:end-shape="id41" draw:end-glue-point="0" svg:d="m20646 16534h5470v1088">
          <text:p/>
        </draw:connector>
        <draw:custom-shape draw:style-name="gr2" draw:text-style-name="P3" xml:id="id42" draw:id="id42" draw:layer="layout" svg:width="4.26cm" svg:height="1.799cm" svg:x="23.986cm" svg:y="19.136cm">
          <text:p text:style-name="P2"><text:span text:style-name="T2">Valid loca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26.116cm" svg:y1="18.257cm" svg:x2="26.116cm" svg:y2="19.136cm" draw:start-shape="id41" draw:start-glue-point="2" draw:end-shape="id42" draw:end-glue-point="4" svg:d="m26116 18257v879">
          <text:p/>
        </draw:connector>
        <draw:connector draw:style-name="gr3" draw:text-style-name="P2" draw:layer="layout" svg:x1="26.116cm" svg:y1="20.935cm" svg:x2="26.116cm" svg:y2="22.887cm" draw:start-shape="id42" draw:start-glue-point="6" draw:end-shape="id14" draw:end-glue-point="0" svg:d="m26116 20935v1952">
          <text:p/>
        </draw:connector>
        <draw:connector draw:style-name="gr3" draw:text-style-name="P2" draw:layer="layout" svg:x1="23.986cm" svg:y1="20.036cm" svg:x2="22.89cm" svg:y2="19.351cm" draw:start-shape="id42" draw:start-glue-point="5" draw:end-shape="id43" draw:end-glue-point="6" svg:d="m23986 20036h-1096v-685">
          <text:p/>
        </draw:connector>
        <draw:frame draw:style-name="gr1" draw:text-style-name="P4" draw:layer="layout" svg:width="1.023cm" svg:height="0.607cm" svg:x="26.173cm" svg:y="20.836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23.079cm" svg:y="19.35cm">
          <draw:text-box>
            <text:p><text:span text:style-name="T2">No</text:span></text:p>
          </draw:text-box>
        </draw:frame>
        <draw:custom-shape draw:style-name="gr2" draw:text-style-name="P3" xml:id="id43" draw:id="id43" draw:layer="layout" svg:width="1.941cm" svg:height="0.883cm" svg:x="21.919cm" svg:y="18.468cm">
          <text:p text:style-name="P2"><text:span text:style-name="T2">Invalid</text:span></text:p>
          <text:p text:style-name="P2"><text:span text:style-name="T2">Location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22.89cm" svg:y1="18.468cm" svg:x2="24.674cm" svg:y2="17.939cm" draw:start-shape="id43" draw:start-glue-point="4" draw:end-shape="id41" svg:d="m22890 18468v-529h1784">
          <text:p/>
        </draw:connector>
      </draw:page>
      <draw:page draw:name="page2" draw:style-name="dp1" draw:master-page-name="Default">
        <draw:frame draw:style-name="gr1" draw:text-style-name="P1" draw:layer="layout" svg:width="12.029cm" svg:height="1.195cm" svg:x="8.478cm" svg:y="1.374cm">
          <draw:text-box>
            <text:p><text:span text:style-name="T1">User Management Flowchart</text:span></text:p>
          </draw:text-box>
        </draw:frame>
        <draw:frame draw:style-name="gr1" draw:layer="layout" svg:width="5.713cm" svg:height="0.962cm" svg:x="11.99cm" svg:y="2.661cm">
          <draw:text-box>
            <text:p>User Management</text:p>
          </draw:text-box>
        </draw:frame>
        <draw:custom-shape draw:style-name="gr2" draw:text-style-name="P3" xml:id="id44" draw:id="id44" draw:layer="layout" svg:width="4.255cm" svg:height="1.931cm" svg:x="12.719cm" svg:y="6.579cm">
          <text:p text:style-name="P2"><text:span text:style-name="T2">Given a valid logged in</text:span></text:p>
          <text:p text:style-name="P2"><text:span text:style-name="T2">Program 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846cm" svg:y1="5.042cm" svg:x2="14.846cm" svg:y2="6.543cm">
          <text:p/>
        </draw:line>
        <draw:custom-shape draw:style-name="gr2" draw:text-style-name="P3" xml:id="id45" draw:id="id45" draw:layer="layout" svg:width="3.04cm" svg:height="1.931cm" svg:x="13.326cm" svg:y="9.954cm">
          <text:p text:style-name="P2"><text:span text:style-name="T2">Get all </text:span></text:p>
          <text:p text:style-name="P2"><text:span text:style-name="T2">registered user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847cm" svg:y1="8.51cm" svg:x2="14.846cm" svg:y2="9.954cm" draw:start-shape="id44" draw:start-glue-point="8" draw:end-shape="id45" draw:end-glue-point="0" svg:d="m14847 8510v722h-1v722">
          <text:p/>
        </draw:connector>
        <draw:custom-shape draw:style-name="gr2" draw:text-style-name="P3" xml:id="id46" draw:id="id46" draw:layer="layout" svg:width="2.718cm" svg:height="1.394cm" svg:x="7.987cm" svg:y="14.944cm">
          <text:p text:style-name="P2"><text:span text:style-name="T2">List all the</text:span></text:p>
          <text:p text:style-name="P2"><text:span text:style-name="T2">User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3" xml:id="id47" draw:id="id47" draw:layer="layout" svg:width="4.291cm" svg:height="1.18cm" svg:x="7.201cm" svg:y="17.447cm">
          <text:p text:style-name="P2"><text:span text:style-name="T2">For each user fetched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2" draw:layer="layout" svg:x1="9.346cm" svg:y1="16.338cm" svg:x2="9.347cm" svg:y2="17.447cm" draw:start-shape="id46" draw:start-glue-point="6" draw:end-shape="id47" draw:end-glue-point="4" svg:d="m9346 16338v555h1v554">
          <text:p/>
        </draw:connector>
        <draw:custom-shape draw:style-name="gr2" draw:text-style-name="P3" xml:id="id48" draw:id="id48" draw:layer="layout" svg:width="2.718cm" svg:height="1.394cm" svg:x="7.987cm" svg:y="19.736cm">
          <text:p text:style-name="P2"><text:span text:style-name="T2">Display </text:span></text:p>
          <text:p text:style-name="P2"><text:span text:style-name="T2">User nam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3" xml:id="id49" draw:id="id49" draw:layer="layout" svg:width="2.718cm" svg:height="1.394cm" svg:x="7.987cm" svg:y="22.24cm">
          <text:p text:style-name="P2"><text:span text:style-name="T2">Display </text:span></text:p>
          <text:p text:style-name="P2"><text:span text:style-name="T2">User statu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9.347cm" svg:y1="18.627cm" svg:x2="9.346cm" svg:y2="19.736cm" draw:start-shape="id47" draw:start-glue-point="6" draw:end-shape="id48" draw:end-glue-point="4" svg:d="m9347 18627v555h-1v554">
          <text:p/>
        </draw:connector>
        <draw:connector draw:style-name="gr3" draw:text-style-name="P2" draw:layer="layout" svg:x1="9.346cm" svg:y1="21.13cm" svg:x2="9.346cm" svg:y2="22.24cm" draw:start-shape="id48" draw:start-glue-point="6" draw:end-shape="id49" draw:end-glue-point="4" svg:d="m9346 21130v1110">
          <text:p/>
        </draw:connector>
        <draw:custom-shape draw:style-name="gr2" draw:text-style-name="P3" xml:id="id50" draw:id="id50" draw:layer="layout" svg:width="2.718cm" svg:height="1.394cm" svg:x="7.987cm" svg:y="24.743cm">
          <text:p text:style-name="P2"><text:span text:style-name="T2">Display </text:span></text:p>
          <text:p text:style-name="P2"><text:span text:style-name="T2">User role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9.346cm" svg:y1="23.634cm" svg:x2="9.346cm" svg:y2="24.743cm" draw:start-shape="id49" draw:start-glue-point="6" draw:end-shape="id50" draw:end-glue-point="4" svg:d="m9346 23634v1109">
          <text:p/>
        </draw:connector>
        <draw:custom-shape draw:style-name="gr2" draw:text-style-name="P3" xml:id="id55" draw:id="id55" draw:layer="layout" svg:width="2.312cm" svg:height="1.477cm" svg:x="8.19cm" svg:y="27.308cm">
          <text:p text:style-name="P2"><text:span text:style-name="T2">Change</text:span></text:p>
          <text:p text:style-name="P2"><text:span text:style-name="T2">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6" draw:id="id56" draw:layer="layout" svg:width="2.312cm" svg:height="1.477cm" svg:x="8.19cm" svg:y="29.83cm">
          <text:p text:style-name="P2"><text:span text:style-name="T2">Add</text:span></text:p>
          <text:p text:style-name="P2"><text:span text:style-name="T2">Ro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1" draw:id="id51" draw:layer="layout" svg:width="5.126cm" svg:height="1.047cm" svg:x="12.283cm" svg:y="12.954cm">
          <text:p text:style-name="P2"><text:span text:style-name="T2">Select Task</text:span></text:p>
          <draw:enhanced-geometry svg:viewBox="0 0 21600 21600" draw:glue-points="?f6 0 10800 ?f8 ?f11 10800 ?f9 21600 10800 ?f10 ?f5 10800" draw:text-areas="?f3 ?f3 ?f4 ?f4" draw:type="parallelogram" draw:modifiers="3035.1368555060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4.846cm" svg:y1="11.885cm" svg:x2="14.846cm" svg:y2="12.954cm" draw:start-shape="id45" draw:start-glue-point="2" draw:end-shape="id51" draw:end-glue-point="5" svg:d="m14846 11885v1069">
          <text:p/>
        </draw:connector>
        <draw:custom-shape draw:style-name="gr2" draw:text-style-name="P3" xml:id="id54" draw:id="id54" draw:layer="layout" svg:width="3.087cm" svg:height="2.171cm" svg:x="18.761cm" svg:y="17.855cm">
          <text:p text:style-name="P2"><text:span text:style-name="T2">Add U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2" draw:id="id52" draw:layer="layout" svg:width="2.806cm" svg:height="1.603cm" svg:x="13.443cm" svg:y="15.394cm">
          <text:p text:style-name="P2"><text:span text:style-name="T2">View</text:span></text:p>
          <text:p text:style-name="P2"><text:span text:style-name="T2">Us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3" draw:id="id53" draw:layer="layout" svg:width="2.806cm" svg:height="1.603cm" svg:x="13.443cm" svg:y="18.139cm">
          <text:p text:style-name="P2"><text:span text:style-name="T2">Add</text:span></text:p>
          <text:p text:style-name="P2"><text:span text:style-name="T2">U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4.846cm" svg:y1="14.001cm" svg:x2="14.846cm" svg:y2="15.394cm" draw:start-shape="id51" draw:start-glue-point="8" draw:end-shape="id52" draw:end-glue-point="4" svg:d="m14846 14001v1393">
          <text:p/>
        </draw:connector>
        <draw:connector draw:style-name="gr3" draw:text-style-name="P2" draw:layer="layout" svg:x1="14.846cm" svg:y1="16.997cm" svg:x2="14.846cm" svg:y2="18.139cm" draw:start-shape="id52" draw:start-glue-point="6" draw:end-shape="id53" draw:end-glue-point="4" svg:d="m14846 16997v1142">
          <text:p/>
        </draw:connector>
        <draw:connector draw:style-name="gr3" draw:text-style-name="P2" draw:layer="layout" draw:line-skew="-0.489cm -0.452cm" svg:x1="13.443cm" svg:y1="16.196cm" svg:x2="9.346cm" svg:y2="14.944cm" draw:start-shape="id52" draw:start-glue-point="5" draw:end-shape="id46" draw:end-glue-point="4" svg:d="m13443 16196h-1857v-2205h-2240v953">
          <text:p/>
        </draw:connector>
        <draw:connector draw:style-name="gr3" draw:text-style-name="P2" draw:layer="layout" svg:x1="16.249cm" svg:y1="18.941cm" svg:x2="18.761cm" svg:y2="18.941cm" draw:start-shape="id53" draw:start-glue-point="7" draw:end-shape="id54" draw:end-glue-point="5" svg:d="m16249 18941h2512">
          <text:p/>
        </draw:connector>
        <draw:connector draw:style-name="gr3" draw:text-style-name="P2" draw:layer="layout" svg:x1="9.346cm" svg:y1="26.137cm" svg:x2="9.346cm" svg:y2="27.308cm" draw:start-shape="id50" draw:start-glue-point="6" draw:end-shape="id55" draw:end-glue-point="4" svg:d="m9346 26137v1171">
          <text:p/>
        </draw:connector>
        <draw:connector draw:style-name="gr3" draw:text-style-name="P2" draw:layer="layout" svg:x1="9.346cm" svg:y1="28.785cm" svg:x2="9.346cm" svg:y2="29.83cm" draw:start-shape="id55" draw:start-glue-point="6" draw:end-shape="id56" draw:end-glue-point="4" svg:d="m9346 28785v1045">
          <text:p/>
        </draw:connector>
        <draw:custom-shape draw:style-name="gr2" draw:text-style-name="P3" xml:id="id57" draw:id="id57" draw:layer="layout" svg:width="3.362cm" svg:height="1.09cm" svg:x="13.165cm" svg:y="39.316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14.846cm" svg:y1="19.742cm" svg:x2="14.846cm" svg:y2="39.316cm" draw:start-shape="id53" draw:start-glue-point="6" draw:end-shape="id57" svg:d="m14846 19742v19574">
          <text:p/>
        </draw:connector>
        <draw:connector draw:style-name="gr3" draw:text-style-name="P2" draw:layer="layout" draw:line-skew="0cm -0.255cm" svg:x1="21.848cm" svg:y1="18.941cm" svg:x2="14.846cm" svg:y2="12.954cm" draw:start-shape="id54" draw:start-glue-point="7" draw:end-shape="id51" draw:end-glue-point="5" svg:d="m21848 18941h501v-6744h-7503v757">
          <text:p/>
        </draw:connector>
        <draw:connector draw:style-name="gr3" draw:text-style-name="P2" draw:layer="layout" draw:line-skew="0cm 0.355cm" svg:x1="9.346cm" svg:y1="31.307cm" svg:x2="11.492cm" svg:y2="18.037cm" draw:start-shape="id56" draw:start-glue-point="6" draw:end-shape="id47" draw:end-glue-point="7" svg:d="m9346 31307v501h3002v-13771h-856">
          <text:p/>
        </draw:connector>
        <draw:connector draw:style-name="gr3" draw:text-style-name="P2" draw:layer="layout" draw:line-skew="1.485cm 1.073cm -0.292cm" svg:x1="9.346cm" svg:y1="31.307cm" svg:x2="14.846cm" svg:y2="18.139cm" draw:start-shape="id56" draw:start-glue-point="6" draw:end-shape="id53" draw:end-glue-point="4" svg:d="m9346 31307v1986h3700v-15948h1800v794">
          <text:p/>
        </draw:connector>
        <draw:custom-shape draw:style-name="gr2" draw:text-style-name="P3" xml:id="id58" draw:id="id58" draw:layer="layout" svg:width="2.949cm" svg:height="1.781cm" svg:x="3.262cm" svg:y="27.156cm">
          <text:p text:style-name="P2"><text:span text:style-name="T2">Edit User</text:span></text:p>
          <text:p text:style-name="P2"><text:span text:style-name="T2">Stat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8.19cm" svg:y1="28.047cm" svg:x2="6.211cm" svg:y2="28.047cm" draw:start-shape="id55" draw:start-glue-point="5" draw:end-shape="id58" draw:end-glue-point="7" svg:d="m8190 28047h-1979">
          <text:p/>
        </draw:connector>
        <draw:connector draw:style-name="gr3" draw:text-style-name="P2" draw:layer="layout" draw:line-skew="-0.297cm 0cm -0.187cm" svg:x1="4.737cm" svg:y1="28.937cm" svg:x2="9.346cm" svg:y2="29.83cm" draw:start-shape="id58" draw:start-glue-point="6" draw:end-shape="id56" draw:end-glue-point="4" svg:d="m4737 28937v204h2464v0h2145v689">
          <text:p/>
        </draw:connector>
        <draw:custom-shape draw:style-name="gr2" draw:text-style-name="P3" xml:id="id59" draw:id="id59" draw:layer="layout" svg:width="2.949cm" svg:height="1.781cm" svg:x="3.263cm" svg:y="29.657cm">
          <text:p text:style-name="P2"><text:span text:style-name="T2">Add User</text:span></text:p>
          <text:p text:style-name="P2"><text:span text:style-name="T2">Ro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8.19cm" svg:y1="30.569cm" svg:x2="6.212cm" svg:y2="30.548cm" draw:start-shape="id56" draw:start-glue-point="5" draw:end-shape="id59" draw:end-glue-point="7" svg:d="m8190 30569h-989v-21h-989">
          <text:p/>
        </draw:connector>
        <draw:connector draw:style-name="gr4" draw:text-style-name="P2" draw:layer="layout" draw:line-skew="-0.125cm" svg:x1="4.738cm" svg:y1="31.438cm" svg:x2="9.346cm" svg:y2="31.307cm" draw:start-shape="id59" draw:start-glue-point="6" draw:end-shape="id56" draw:end-glue-point="6" svg:d="m4738 31438v376h4608v-507">
          <text:p/>
        </draw:connector>
        <draw:frame draw:style-name="gr1" draw:text-style-name="P4" draw:layer="layout" svg:width="1.023cm" svg:height="0.607cm" svg:x="12.773cm" svg:y="15.536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15.774cm" svg:y="18.237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4.875cm" svg:y="16.938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14.975cm" svg:y="19.739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9.375cm" svg:y="28.64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9.375cm" svg:y="31.141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7.475cm" svg:y="29.942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7.476cm" svg:y="27.343cm">
          <draw:text-box>
            <text:p><text:span text:style-name="T2">Yes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2.029cm" svg:height="1.195cm" svg:x="8.479cm" svg:y="1.374cm">
          <draw:text-box>
            <text:p><text:span text:style-name="T1">User Management Flowchart</text:span></text:p>
          </draw:text-box>
        </draw:frame>
        <draw:frame draw:style-name="gr1" draw:layer="layout" svg:width="7.508cm" svg:height="0.962cm" svg:x="11.092cm" svg:y="2.661cm">
          <draw:text-box>
            <text:p>User Roles Management</text:p>
          </draw:text-box>
        </draw:frame>
        <draw:custom-shape draw:style-name="gr2" draw:text-style-name="P3" xml:id="id60" draw:id="id60" draw:layer="layout" svg:width="4.255cm" svg:height="1.931cm" svg:x="15.72cm" svg:y="6.579cm">
          <text:p text:style-name="P2"><text:span text:style-name="T2">Given a valid logged in</text:span></text:p>
          <text:p text:style-name="P2"><text:span text:style-name="T2">Administrator and a</text:span></text:p>
          <text:p text:style-name="P2"><text:span text:style-name="T2">Selected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5" draw:id="id65" draw:layer="layout" svg:width="3.362cm" svg:height="1.09cm" svg:x="16.166cm" svg:y="35.616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7.846cm" svg:y1="4.873cm" svg:x2="17.846cm" svg:y2="6.518cm">
          <text:p/>
        </draw:line>
        <draw:custom-shape draw:style-name="gr2" draw:text-style-name="P3" xml:id="id63" draw:id="id63" draw:layer="layout" svg:width="2.872cm" svg:height="1.678cm" svg:x="10.808cm" svg:y="15.139cm">
          <text:p text:style-name="P2"><text:span text:style-name="T2">Display the </text:span></text:p>
          <text:p text:style-name="P2"><text:span text:style-name="T2">Roles for</text:span></text:p>
          <text:p text:style-name="P2"><text:span text:style-name="T2"><text:s/></text:span><text:span text:style-name="T2">the selected </text:span></text:p>
          <text:p text:style-name="P2"><text:span text:style-name="T2">Use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17.848cm" svg:y1="8.51cm" svg:x2="17.846cm" svg:y2="10.871cm" draw:start-shape="id60" draw:start-glue-point="8" draw:end-shape="id61" draw:end-glue-point="5" svg:d="m17848 8510v1181h-2v1180">
          <text:p/>
        </draw:connector>
        <draw:custom-shape draw:style-name="gr2" draw:text-style-name="P3" xml:id="id61" draw:id="id61" draw:layer="layout" svg:width="4.098cm" svg:height="0.968cm" svg:x="15.797cm" svg:y="10.871cm">
          <text:p text:style-name="P2"><text:span text:style-name="T2">Select Task</text:span></text:p>
          <draw:enhanced-geometry svg:viewBox="0 0 21600 21600" draw:glue-points="?f6 0 10800 ?f8 ?f11 10800 ?f9 21600 10800 ?f10 ?f5 10800" draw:text-areas="?f3 ?f3 ?f4 ?f4" draw:type="parallelogram" draw:modifiers="3061.624786533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62" draw:id="id62" draw:layer="layout" svg:width="2.711cm" svg:height="1.872cm" svg:x="16.491cm" svg:y="13.106cm">
          <text:p text:style-name="P2"><text:span text:style-name="T2">Edit</text:span></text:p>
          <text:p text:style-name="P2"><text:span text:style-name="T2">Rol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7.846cm" svg:y1="11.839cm" svg:x2="17.847cm" svg:y2="13.106cm" draw:start-shape="id61" draw:start-glue-point="8" draw:end-shape="id62" draw:end-glue-point="4" svg:d="m17846 11839v634h1v633">
          <text:p/>
        </draw:connector>
        <draw:connector draw:style-name="gr3" draw:text-style-name="P2" draw:layer="layout" svg:x1="16.491cm" svg:y1="14.042cm" svg:x2="12.244cm" svg:y2="15.139cm" draw:start-shape="id62" draw:start-glue-point="5" draw:end-shape="id63" draw:end-glue-point="4" svg:d="m16491 14042h-4247v1097">
          <text:p/>
        </draw:connector>
        <draw:custom-shape draw:style-name="gr2" draw:text-style-name="P3" xml:id="id64" draw:id="id64" draw:layer="layout" svg:width="2.711cm" svg:height="1.872cm" svg:x="16.492cm" svg:y="16.206cm">
          <text:p text:style-name="P2"><text:span text:style-name="T2">Add</text:span></text:p>
          <text:p text:style-name="P2"><text:span text:style-name="T2">Ro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7.847cm" svg:y1="14.978cm" svg:x2="17.848cm" svg:y2="16.206cm" draw:start-shape="id62" draw:start-glue-point="6" draw:end-shape="id64" draw:end-glue-point="4" svg:d="m17847 14978v615h1v613">
          <text:p/>
        </draw:connector>
        <draw:connector draw:style-name="gr3" draw:text-style-name="P2" draw:layer="layout" svg:x1="17.848cm" svg:y1="18.078cm" svg:x2="17.847cm" svg:y2="35.616cm" draw:start-shape="id64" draw:start-glue-point="6" draw:end-shape="id65" draw:end-glue-point="4" svg:d="m17848 18078v8770h-1v8768">
          <text:p/>
        </draw:connector>
        <draw:custom-shape draw:style-name="gr2" draw:text-style-name="P3" xml:id="id66" draw:id="id66" draw:layer="layout" svg:width="3.776cm" svg:height="1.033cm" svg:x="10.356cm" svg:y="17.973cm">
          <text:p text:style-name="P2"><text:span text:style-name="T2">For each role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svg:x1="12.244cm" svg:y1="16.817cm" svg:x2="12.244cm" svg:y2="17.973cm" draw:start-shape="id63" draw:start-glue-point="6" draw:end-shape="id66" draw:end-glue-point="4" svg:d="m12244 16817v1156">
          <text:p/>
        </draw:connector>
        <draw:custom-shape draw:style-name="gr2" draw:text-style-name="P3" xml:id="id67" draw:id="id67" draw:layer="layout" svg:width="2.711cm" svg:height="1.872cm" svg:x="10.889cm" svg:y="20.106cm">
          <text:p text:style-name="P2"><text:span text:style-name="T2">Delete</text:span></text:p>
          <text:p text:style-name="P2"><text:span text:style-name="T2">Ro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2.244cm" svg:y1="19.006cm" svg:x2="12.245cm" svg:y2="20.106cm" draw:start-shape="id66" draw:start-glue-point="6" draw:end-shape="id67" draw:end-glue-point="4" svg:d="m12244 19006v550h1v550">
          <text:p/>
        </draw:connector>
        <draw:custom-shape draw:style-name="gr2" draw:text-style-name="P3" xml:id="id69" draw:id="id69" draw:layer="layout" svg:width="2.264cm" svg:height="1.44cm" svg:x="3.321cm" svg:y="20.322cm">
          <text:p text:style-name="P2"><text:span text:style-name="T2">Delete</text:span></text:p>
          <text:p text:style-name="P2"><text:span text:style-name="T2">Ro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8" draw:id="id68" draw:layer="layout" svg:width="2.711cm" svg:height="1.872cm" svg:x="6.883cm" svg:y="20.106cm">
          <text:p text:style-name="P2"><text:span text:style-name="T2">Delete</text:span></text:p>
          <text:p text:style-name="P2"><text:span text:style-name="T2">Ro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.889cm" svg:y1="21.042cm" svg:x2="9.594cm" svg:y2="21.042cm" draw:start-shape="id67" draw:start-glue-point="5" draw:end-shape="id68" draw:end-glue-point="7" svg:d="m10889 21042h-1295">
          <text:p/>
        </draw:connector>
        <draw:connector draw:style-name="gr3" draw:text-style-name="P2" draw:layer="layout" svg:x1="6.883cm" svg:y1="21.042cm" svg:x2="5.585cm" svg:y2="21.042cm" draw:start-shape="id68" draw:start-glue-point="5" draw:end-shape="id69" draw:end-glue-point="1" svg:d="m6883 21042h-1298">
          <text:p/>
        </draw:connector>
        <draw:connector draw:style-name="gr3" draw:text-style-name="P2" draw:layer="layout" draw:line-skew="1.372cm 0.92cm" svg:x1="12.245cm" svg:y1="21.978cm" svg:x2="14.132cm" svg:y2="18.49cm" draw:start-shape="id67" draw:start-glue-point="6" draw:end-shape="id66" draw:end-glue-point="7" svg:d="m12245 21978v1874h3309v-5362h-1422">
          <text:p/>
        </draw:connector>
        <draw:connector draw:style-name="gr3" draw:text-style-name="P2" draw:layer="layout" draw:line-skew="0cm -0.607cm" svg:x1="3.321cm" svg:y1="21.042cm" svg:x2="12.244cm" svg:y2="15.139cm" draw:start-shape="id69" draw:start-glue-point="3" draw:end-shape="id63" draw:end-glue-point="4" svg:d="m3321 21042h-501v-7011h9424v1108">
          <text:p/>
        </draw:connector>
        <draw:connector draw:style-name="gr3" draw:text-style-name="P2" draw:layer="layout" draw:line-skew="1.372cm 0.92cm" svg:x1="8.239cm" svg:y1="21.978cm" svg:x2="14.132cm" svg:y2="18.49cm" draw:start-shape="id68" draw:start-glue-point="6" draw:end-shape="id66" draw:end-glue-point="7" svg:d="m8239 21978v1874h7315v-5362h-1422">
          <text:p/>
        </draw:connector>
        <draw:custom-shape draw:style-name="gr2" draw:text-style-name="P3" xml:id="id70" draw:id="id70" draw:layer="layout" svg:width="2.264cm" svg:height="1.44cm" svg:x="21.221cm" svg:y="17.922cm">
          <text:p text:style-name="P2"><text:span text:style-name="T2">Add</text:span></text:p>
          <text:p text:style-name="P2"><text:span text:style-name="T2">Rol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9.203cm" svg:y1="17.142cm" svg:x2="22.353cm" svg:y2="17.922cm" draw:start-shape="id64" draw:start-glue-point="7" draw:end-shape="id70" draw:end-glue-point="0" svg:d="m19203 17142h3150v780">
          <text:p/>
        </draw:connector>
        <draw:connector draw:style-name="gr3" draw:text-style-name="P2" draw:layer="layout" draw:line-skew="0.141cm 5.659cm" svg:x1="22.353cm" svg:y1="19.362cm" svg:x2="19.895cm" svg:y2="11.355cm" draw:start-shape="id70" draw:start-glue-point="2" draw:end-shape="id61" draw:end-glue-point="1" svg:d="m22353 19362v642h3865v-8649h-6323">
          <text:p/>
        </draw:connector>
        <draw:frame draw:style-name="gr1" draw:text-style-name="P4" draw:layer="layout" svg:width="1.023cm" svg:height="0.607cm" svg:x="15.693cm" svg:y="13.186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7.894cm" svg:y="14.888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8.894cm" svg:y="16.387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7.995cm" svg:y="18.089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0.194cm" svg:y="20.387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2.395cm" svg:y="22.089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6.195cm" svg:y="20.388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396cm" svg:y="22.09cm">
          <draw:text-box>
            <text:p><text:span text:style-name="T2">No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2.029cm" svg:height="1.195cm" svg:x="8.48cm" svg:y="1.374cm">
          <draw:text-box>
            <text:p><text:span text:style-name="T1">User Management Flowchart</text:span></text:p>
          </draw:text-box>
        </draw:frame>
        <draw:frame draw:style-name="gr1" draw:layer="layout" svg:width="4.409cm" svg:height="0.962cm" svg:x="12.642cm" svg:y="2.661cm">
          <draw:text-box>
            <text:p>User Creation</text:p>
          </draw:text-box>
        </draw:frame>
        <draw:custom-shape draw:style-name="gr2" draw:text-style-name="P3" xml:id="id71" draw:id="id71" draw:layer="layout" svg:width="4.255cm" svg:height="1.931cm" svg:x="12.719cm" svg:y="6.579cm">
          <text:p text:style-name="P2"><text:span text:style-name="T2">Given a valid logged in</text:span></text:p>
          <text:p text:style-name="P2"><text:span text:style-name="T2">Administ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3.362cm" svg:height="1.09cm" svg:x="13.165cm" svg:y="35.616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4.846cm" svg:y1="5.052cm" svg:x2="14.846cm" svg:y2="6.575cm">
          <text:p/>
        </draw:line>
        <draw:custom-shape draw:style-name="gr2" draw:text-style-name="P3" xml:id="id72" draw:id="id72" draw:layer="layout" svg:width="4.53cm" svg:height="1.002cm" svg:x="12.581cm" svg:y="10.325cm">
          <text:p text:style-name="P2"><text:span text:style-name="T2">First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3" draw:id="id73" draw:layer="layout" svg:width="4.53cm" svg:height="1.002cm" svg:x="12.581cm" svg:y="13.144cm">
          <text:p text:style-name="P2"><text:span text:style-name="T2">Last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4" draw:id="id74" draw:layer="layout" svg:width="4.53cm" svg:height="1.002cm" svg:x="12.581cm" svg:y="15.962cm">
          <text:p text:style-name="P2"><text:span text:style-name="T2">Gen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5" draw:id="id75" draw:layer="layout" svg:width="4.53cm" svg:height="1.002cm" svg:x="12.581cm" svg:y="18.781cm">
          <text:p text:style-name="P2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6" draw:id="id76" draw:layer="layout" svg:width="4.53cm" svg:height="1.002cm" svg:x="12.581cm" svg:y="21.599cm">
          <text:p text:style-name="P2"><text:span text:style-name="T2">Password Confi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7" draw:id="id77" draw:layer="layout" svg:width="4.53cm" svg:height="1.002cm" svg:x="12.581cm" svg:y="24.418cm">
          <text:p text:style-name="P2"><text:span text:style-name="T2">Roles (lis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8" draw:id="id78" draw:layer="layout" svg:width="4.129cm" svg:height="2.325cm" svg:x="12.782cm" svg:y="27.236cm">
          <text:p text:style-name="P2"><text:span text:style-name="T2">Password</text:span></text:p>
          <text:p text:style-name="P2"><text:span text:style-name="T2">Matches </text:span></text:p>
          <text:p text:style-name="P2"><text:span text:style-name="T2">Confirmation</text:span></text:p>
          <text:p text:style-name="P2"><text:span text:style-name="T2">Passwor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79" draw:id="id79" draw:layer="layout" svg:width="3.575cm" svg:height="2.425cm" svg:x="13.059cm" svg:y="31.378cm">
          <text:p text:style-name="P2"><text:span text:style-name="T2">Create 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1" draw:id="id81" draw:layer="layout" svg:width="3.768cm" svg:height="1.884cm" svg:x="6.255cm" svg:y="27.456cm">
          <text:p text:style-name="P2"><text:span text:style-name="T2">Password</text:span></text:p>
          <text:p text:style-name="P2"><text:span text:style-name="T2">Mismatch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14.847cm" svg:y1="8.51cm" svg:x2="14.846cm" svg:y2="10.325cm" draw:start-shape="id71" draw:start-glue-point="8" draw:end-shape="id72" draw:end-glue-point="0" svg:d="m14847 8510v908h-1v907">
          <text:p/>
        </draw:connector>
        <draw:connector draw:style-name="gr3" draw:text-style-name="P2" draw:layer="layout" svg:x1="14.846cm" svg:y1="11.327cm" svg:x2="14.846cm" svg:y2="13.144cm" draw:start-shape="id72" draw:start-glue-point="2" draw:end-shape="id73" draw:end-glue-point="0" svg:d="m14846 11327v1817">
          <text:p/>
        </draw:connector>
        <draw:connector draw:style-name="gr3" draw:text-style-name="P2" draw:layer="layout" svg:x1="14.846cm" svg:y1="14.146cm" svg:x2="14.846cm" svg:y2="15.962cm" draw:start-shape="id73" draw:start-glue-point="2" draw:end-shape="id74" draw:end-glue-point="0" svg:d="m14846 14146v1816">
          <text:p/>
        </draw:connector>
        <draw:connector draw:style-name="gr3" draw:text-style-name="P2" draw:layer="layout" svg:x1="14.846cm" svg:y1="16.964cm" svg:x2="14.846cm" svg:y2="18.781cm" draw:start-shape="id74" draw:start-glue-point="2" draw:end-shape="id75" draw:end-glue-point="0" svg:d="m14846 16964v1817">
          <text:p/>
        </draw:connector>
        <draw:connector draw:style-name="gr3" draw:text-style-name="P2" draw:layer="layout" svg:x1="14.846cm" svg:y1="19.783cm" svg:x2="14.846cm" svg:y2="21.599cm" draw:start-shape="id75" draw:start-glue-point="2" draw:end-shape="id76" draw:end-glue-point="0" svg:d="m14846 19783v1816">
          <text:p/>
        </draw:connector>
        <draw:connector draw:style-name="gr3" draw:text-style-name="P2" draw:layer="layout" svg:x1="14.846cm" svg:y1="22.601cm" svg:x2="14.846cm" svg:y2="24.418cm" draw:start-shape="id76" draw:start-glue-point="2" draw:end-shape="id77" draw:end-glue-point="0" svg:d="m14846 22601v1817">
          <text:p/>
        </draw:connector>
        <draw:connector draw:style-name="gr3" draw:text-style-name="P2" draw:layer="layout" svg:x1="14.846cm" svg:y1="25.42cm" svg:x2="14.847cm" svg:y2="27.236cm" draw:start-shape="id77" draw:start-glue-point="2" draw:end-shape="id78" draw:end-glue-point="4" svg:d="m14846 25420v908h1v908">
          <text:p/>
        </draw:connector>
        <draw:connector draw:style-name="gr3" draw:text-style-name="P2" draw:layer="layout" svg:x1="14.847cm" svg:y1="29.561cm" svg:x2="14.846cm" svg:y2="31.378cm" draw:start-shape="id78" draw:start-glue-point="6" draw:end-shape="id79" draw:end-glue-point="0" svg:d="m14847 29561v908h-1v909">
          <text:p/>
        </draw:connector>
        <draw:connector draw:style-name="gr3" draw:text-style-name="P2" draw:layer="layout" svg:x1="14.846cm" svg:y1="33.803cm" svg:x2="14.846cm" svg:y2="35.616cm" draw:start-shape="id79" draw:start-glue-point="2" draw:end-shape="id80" draw:end-glue-point="4" svg:d="m14846 33803v1813">
          <text:p/>
        </draw:connector>
        <draw:connector draw:style-name="gr3" draw:text-style-name="P2" draw:layer="layout" svg:x1="12.782cm" svg:y1="28.399cm" svg:x2="10.023cm" svg:y2="28.398cm" draw:start-shape="id78" draw:start-glue-point="5" draw:end-shape="id81" svg:d="m12782 28399h-1379v-1h-1380">
          <text:p/>
        </draw:connector>
        <draw:connector draw:style-name="gr3" draw:text-style-name="P2" draw:layer="layout" draw:line-skew="-0.521cm" svg:x1="8.139cm" svg:y1="27.456cm" svg:x2="14.846cm" svg:y2="18.781cm" draw:start-shape="id81" draw:start-glue-point="4" draw:end-shape="id75" draw:end-glue-point="0" svg:d="m8139 27456v-9697h6707v1022">
          <text:p/>
        </draw:connector>
        <draw:frame draw:style-name="gr1" draw:text-style-name="P4" draw:layer="layout" svg:width="1.023cm" svg:height="0.607cm" svg:x="11.895cm" svg:y="27.688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4.896cm" svg:y="29.59cm">
          <draw:text-box>
            <text:p><text:span text:style-name="T2">No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2.029cm" svg:height="1.195cm" svg:x="8.481cm" svg:y="1.374cm">
          <draw:text-box>
            <text:p><text:span text:style-name="T1">User Management Flowchart</text:span></text:p>
          </draw:text-box>
        </draw:frame>
        <draw:frame draw:style-name="gr1" draw:layer="layout" svg:width="3.11cm" svg:height="0.962cm" svg:x="13.291cm" svg:y="2.661cm">
          <draw:text-box>
            <text:p>User Edit</text:p>
          </draw:text-box>
        </draw:frame>
        <draw:custom-shape draw:style-name="gr2" draw:text-style-name="P3" xml:id="id82" draw:id="id82" draw:layer="layout" svg:width="4.255cm" svg:height="1.931cm" svg:x="12.706cm" svg:y="5.379cm">
          <text:p text:style-name="P2"><text:span text:style-name="T2">Given a valid logged in</text:span></text:p>
          <text:p text:style-name="P2"><text:span text:style-name="T2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7" draw:id="id87" draw:layer="layout" svg:width="3.362cm" svg:height="1.09cm" svg:x="13.152cm" svg:y="19.316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4.833cm" svg:y1="3.852cm" svg:x2="14.833cm" svg:y2="5.375cm">
          <text:p/>
        </draw:line>
        <draw:custom-shape draw:style-name="gr2" draw:text-style-name="P3" xml:id="id83" draw:id="id83" draw:layer="layout" svg:width="5.532cm" svg:height="1.203cm" svg:x="12.067cm" svg:y="8.542cm">
          <text:p text:style-name="P2"><text:span text:style-name="T2">First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4" draw:id="id84" draw:layer="layout" svg:width="5.532cm" svg:height="1.203cm" svg:x="12.067cm" svg:y="10.977cm">
          <text:p text:style-name="P2"><text:span text:style-name="T2">Last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5" draw:id="id85" draw:layer="layout" svg:width="5.532cm" svg:height="1.203cm" svg:x="12.067cm" svg:y="13.411cm">
          <text:p text:style-name="P2"><text:span text:style-name="T2">Gen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6" draw:id="id86" draw:layer="layout" svg:width="3.086cm" svg:height="2.242cm" svg:x="13.29cm" svg:y="15.845cm">
          <text:p text:style-name="P2"><text:span text:style-name="T2">Update</text:span></text:p>
          <text:p text:style-name="P2"><text:span text:style-name="T2">Us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834cm" svg:y1="7.31cm" svg:x2="14.833cm" svg:y2="8.542cm" draw:start-shape="id82" draw:start-glue-point="8" draw:end-shape="id83" draw:end-glue-point="0" svg:d="m14834 7310v616h-1v616">
          <text:p/>
        </draw:connector>
        <draw:connector draw:style-name="gr3" draw:text-style-name="P2" draw:layer="layout" svg:x1="14.833cm" svg:y1="9.745cm" svg:x2="14.833cm" svg:y2="10.977cm" draw:start-shape="id83" draw:start-glue-point="2" draw:end-shape="id84" draw:end-glue-point="0" svg:d="m14833 9745v1232">
          <text:p/>
        </draw:connector>
        <draw:connector draw:style-name="gr3" draw:text-style-name="P2" draw:layer="layout" svg:x1="14.833cm" svg:y1="12.18cm" svg:x2="14.833cm" svg:y2="13.411cm" draw:start-shape="id84" draw:start-glue-point="2" draw:end-shape="id85" svg:d="m14833 12180v1231">
          <text:p/>
        </draw:connector>
        <draw:connector draw:style-name="gr3" draw:text-style-name="P2" draw:layer="layout" svg:x1="14.833cm" svg:y1="14.614cm" svg:x2="14.833cm" svg:y2="15.845cm" draw:start-shape="id85" draw:start-glue-point="2" draw:end-shape="id86" svg:d="m14833 14614v1231">
          <text:p/>
        </draw:connector>
        <draw:connector draw:style-name="gr3" draw:text-style-name="P2" draw:layer="layout" svg:x1="14.833cm" svg:y1="18.087cm" svg:x2="14.833cm" svg:y2="19.316cm" draw:start-shape="id86" draw:start-glue-point="2" draw:end-shape="id87" svg:d="m14833 18087v1229">
          <text:p/>
        </draw:connector>
        <draw:frame draw:style-name="gr1" draw:layer="layout" svg:width="7.191cm" svg:height="0.962cm" svg:x="11.251cm" svg:y="21.861cm">
          <draw:text-box>
            <text:p>User Password Change</text:p>
          </draw:text-box>
        </draw:frame>
        <draw:custom-shape draw:style-name="gr2" draw:text-style-name="P3" xml:id="id88" draw:id="id88" draw:layer="layout" svg:width="4.255cm" svg:height="1.399cm" svg:x="12.786cm" svg:y="24.899cm">
          <text:p text:style-name="P2"><text:span text:style-name="T2">Given a valid logged in</text:span></text:p>
          <text:p text:style-name="P2"><text:span text:style-name="T2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5" draw:id="id95" draw:layer="layout" svg:width="3.362cm" svg:height="1.09cm" svg:x="13.232cm" svg:y="39.516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4.913cm" svg:y1="23.352cm" svg:x2="14.913cm" svg:y2="24.875cm">
          <text:p/>
        </draw:line>
        <draw:custom-shape draw:style-name="gr2" draw:text-style-name="P3" xml:id="id89" draw:id="id89" draw:layer="layout" svg:width="4.289cm" svg:height="0.863cm" svg:x="12.769cm" svg:y="27.14cm">
          <text:p text:style-name="P2"><text:span text:style-name="T2">Old 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0" draw:id="id90" draw:layer="layout" svg:width="4.289cm" svg:height="0.874cm" svg:x="12.769cm" svg:y="28.844cm">
          <text:p text:style-name="P2"><text:span text:style-name="T2">New 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4" draw:id="id94" draw:layer="layout" svg:width="3.086cm" svg:height="1.927cm" svg:x="13.37cm" svg:y="36.75cm">
          <text:p text:style-name="P2"><text:span text:style-name="T2">Update</text:span></text:p>
          <text:p text:style-name="P2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1" draw:id="id91" draw:layer="layout" svg:width="4.289cm" svg:height="0.937cm" svg:x="12.769cm" svg:y="30.56cm">
          <text:p text:style-name="P2"><text:span text:style-name="T2">Confirm 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2" draw:id="id92" draw:layer="layout" svg:width="3.568cm" svg:height="1.363cm" svg:x="13.129cm" svg:y="32.326cm">
          <text:p text:style-name="P2"><text:span text:style-name="T2">Passwords</text:span></text:p>
          <text:p text:style-name="P2"><text:span text:style-name="T2">Matc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93" draw:id="id93" draw:layer="layout" svg:width="3.568cm" svg:height="1.363cm" svg:x="13.129cm" svg:y="34.628cm">
          <text:p text:style-name="P2"><text:span text:style-name="T2">Old</text:span></text:p>
          <text:p text:style-name="P2"><text:span text:style-name="T2">Password</text:span></text:p>
          <text:p text:style-name="P2"><text:span text:style-name="T2">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4.914cm" svg:y1="26.298cm" svg:x2="14.913cm" svg:y2="27.14cm" draw:start-shape="id88" draw:start-glue-point="8" draw:end-shape="id89" draw:end-glue-point="0" svg:d="m14914 26298v421h-1v421">
          <text:p/>
        </draw:connector>
        <draw:connector draw:style-name="gr3" draw:text-style-name="P2" draw:layer="layout" svg:x1="14.913cm" svg:y1="28.003cm" svg:x2="14.913cm" svg:y2="28.844cm" draw:start-shape="id89" draw:start-glue-point="2" draw:end-shape="id90" draw:end-glue-point="0" svg:d="m14913 28003v841">
          <text:p/>
        </draw:connector>
        <draw:connector draw:style-name="gr3" draw:text-style-name="P2" draw:layer="layout" svg:x1="14.913cm" svg:y1="29.718cm" svg:x2="14.913cm" svg:y2="30.56cm" draw:start-shape="id90" draw:start-glue-point="2" draw:end-shape="id91" draw:end-glue-point="0" svg:d="m14913 29718v842">
          <text:p/>
        </draw:connector>
        <draw:connector draw:style-name="gr3" draw:text-style-name="P2" draw:layer="layout" svg:x1="14.913cm" svg:y1="31.497cm" svg:x2="14.913cm" svg:y2="32.326cm" draw:start-shape="id91" draw:start-glue-point="2" draw:end-shape="id92" draw:end-glue-point="4" svg:d="m14913 31497v829">
          <text:p/>
        </draw:connector>
        <draw:connector draw:style-name="gr3" draw:text-style-name="P2" draw:layer="layout" svg:x1="14.913cm" svg:y1="33.689cm" svg:x2="14.913cm" svg:y2="34.628cm" draw:start-shape="id92" draw:start-glue-point="6" draw:end-shape="id93" draw:end-glue-point="4" svg:d="m14913 33689v939">
          <text:p/>
        </draw:connector>
        <draw:connector draw:style-name="gr3" draw:text-style-name="P2" draw:layer="layout" svg:x1="14.913cm" svg:y1="35.991cm" svg:x2="14.913cm" svg:y2="36.75cm" draw:start-shape="id93" draw:start-glue-point="6" draw:end-shape="id94" draw:end-glue-point="0" svg:d="m14913 35991v759">
          <text:p/>
        </draw:connector>
        <draw:connector draw:style-name="gr3" draw:text-style-name="P2" draw:layer="layout" svg:x1="14.913cm" svg:y1="38.677cm" svg:x2="14.913cm" svg:y2="39.516cm" draw:start-shape="id94" draw:start-glue-point="2" draw:end-shape="id95" draw:end-glue-point="4" svg:d="m14913 38677v839">
          <text:p/>
        </draw:connector>
        <draw:custom-shape draw:style-name="gr2" draw:text-style-name="P3" xml:id="id97" draw:id="id97" draw:layer="layout" svg:width="2.205cm" svg:height="1.322cm" svg:x="8.098cm" svg:y="32.346cm">
          <text:p text:style-name="P2"><text:span text:style-name="T2">Password</text:span></text:p>
          <text:p text:style-name="P2"><text:span text:style-name="T2">Mismatch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3" xml:id="id96" draw:id="id96" draw:layer="layout" svg:width="2.205cm" svg:height="1.322cm" svg:x="8.099cm" svg:y="34.648cm">
          <text:p text:style-name="P2"><text:span text:style-name="T2">Invalid</text:span></text:p>
          <text:p text:style-name="P2"><text:span text:style-name="T2">Passwor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2" draw:layer="layout" svg:x1="13.129cm" svg:y1="35.31cm" svg:x2="10.304cm" svg:y2="35.309cm" draw:start-shape="id93" draw:start-glue-point="5" draw:end-shape="id96" draw:end-glue-point="7" svg:d="m13129 35310h-1412v-1h-1413">
          <text:p/>
        </draw:connector>
        <draw:connector draw:style-name="gr3" draw:text-style-name="P2" draw:layer="layout" svg:x1="13.129cm" svg:y1="33.008cm" svg:x2="10.303cm" svg:y2="33.007cm" draw:start-shape="id92" draw:start-glue-point="5" draw:end-shape="id97" draw:end-glue-point="7" svg:d="m13129 33008h-1413v-1h-1413">
          <text:p/>
        </draw:connector>
        <draw:connector draw:style-name="gr3" draw:text-style-name="P2" draw:layer="layout" draw:line-skew="-1.343cm -0.18cm" svg:x1="8.098cm" svg:y1="33.007cm" svg:x2="14.913cm" svg:y2="27.14cm" draw:start-shape="id97" draw:start-glue-point="5" draw:end-shape="id89" draw:end-glue-point="0" svg:d="m8098 33007h-1845v-6549h8660v682">
          <text:p/>
        </draw:connector>
        <draw:connector draw:style-name="gr3" draw:text-style-name="P2" draw:layer="layout" draw:line-skew="-1.344cm -0.18cm" svg:x1="8.099cm" svg:y1="35.309cm" svg:x2="14.913cm" svg:y2="27.14cm" draw:start-shape="id96" draw:start-glue-point="5" draw:end-shape="id89" draw:end-glue-point="0" svg:d="m8099 35309h-1846v-8851h8660v682">
          <text:p/>
        </draw:connector>
        <draw:frame draw:style-name="gr1" draw:text-style-name="P4" draw:layer="layout" svg:width="1.023cm" svg:height="0.607cm" svg:x="12.297cm" svg:y="32.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5.198cm" svg:y="33.70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2.298cm" svg:y="34.601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5.199cm" svg:y="36.003cm">
          <draw:text-box>
            <text:p><text:span text:style-name="T2">No</text:span></text:p>
          </draw:text-box>
        </draw:frame>
        <draw:line draw:style-name="gr5" draw:text-style-name="P2" draw:layer="layout" svg:x1="1cm" svg:y1="21.346cm" svg:x2="28.693cm" svg:y2="21.346cm">
          <text:p/>
        </draw:line>
      </draw:page>
      <draw:page draw:name="page6" draw:style-name="dp1" draw:master-page-name="Default">
        <draw:frame draw:style-name="gr1" draw:text-style-name="P1" draw:layer="layout" svg:width="12.029cm" svg:height="1.195cm" svg:x="8.481cm" svg:y="1.374cm">
          <draw:text-box>
            <text:p><text:span text:style-name="T1">User Management Flowchart</text:span></text:p>
          </draw:text-box>
        </draw:frame>
        <draw:frame draw:style-name="gr1" draw:layer="layout" svg:width="8.596cm" svg:height="0.962cm" svg:x="10.707cm" svg:y="2.661cm">
          <draw:text-box>
            <text:p>Role Privileges Management</text:p>
          </draw:text-box>
        </draw:frame>
        <draw:custom-shape draw:style-name="gr2" draw:text-style-name="P3" xml:id="id100" draw:id="id100" draw:layer="layout" svg:width="4.255cm" svg:height="1.931cm" svg:x="12.654cm" svg:y="6.579cm">
          <text:p text:style-name="P2"><text:span text:style-name="T2">Given a valid logged in</text:span></text:p>
          <text:p text:style-name="P2"><text:span text:style-name="T2">Administ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7" draw:id="id107" draw:layer="layout" svg:width="3.362cm" svg:height="1.09cm" svg:x="13.1cm" svg:y="35.616cm">
          <text:p text:style-name="P2"><text:span text:style-name="T2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4.781cm" svg:y1="5.052cm" svg:x2="14.781cm" svg:y2="6.575cm">
          <text:p/>
        </draw:line>
        <draw:custom-shape draw:style-name="gr2" draw:text-style-name="P3" xml:id="id101" draw:id="id101" draw:layer="layout" svg:width="3.648cm" svg:height="2.125cm" svg:x="12.957cm" svg:y="10.422cm">
          <text:p text:style-name="P2"><text:span text:style-name="T2">Display all</text:span></text:p>
          <text:p text:style-name="P2"><text:span text:style-name="T2">Role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3" xml:id="id102" draw:id="id102" draw:layer="layout" svg:width="3.969cm" svg:height="1.123cm" svg:x="12.797cm" svg:y="15.033cm">
          <text:p text:style-name="P2"><text:span text:style-name="T2">For each role</text:span></text:p>
          <draw:enhanced-geometry svg:viewBox="0 0 21600 21600" draw:glue-points="10800 0 0 10800 10800 21600 21600 10800" draw:text-areas="?f3 ?f3 ?f4 ?f4" draw:type="hexagon" draw:modifiers="3280.8060453400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98" draw:id="id98" draw:layer="layout" svg:width="4.089cm" svg:height="2.245cm" svg:x="12.737cm" svg:y="17.799cm">
          <text:p text:style-name="P2"><text:span text:style-name="T2">Add Privile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99" draw:id="id99" draw:layer="layout" svg:width="3.728cm" svg:height="1.042cm" svg:x="6.053cm" svg:y="18.4cm">
          <text:p text:style-name="P2"><text:span text:style-name="T2">Add Privileg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737cm" svg:y1="18.922cm" svg:x2="9.781cm" svg:y2="18.921cm" draw:start-shape="id98" draw:start-glue-point="5" draw:end-shape="id99" draw:end-glue-point="1" svg:d="m12737 18922h-1478v-1h-1478">
          <text:p/>
        </draw:connector>
        <draw:connector draw:style-name="gr3" draw:text-style-name="P2" draw:layer="layout" svg:x1="14.782cm" svg:y1="8.51cm" svg:x2="14.781cm" svg:y2="10.422cm" draw:start-shape="id100" draw:start-glue-point="8" draw:end-shape="id101" draw:end-glue-point="4" svg:d="m14782 8510v956h-1v956">
          <text:p/>
        </draw:connector>
        <draw:connector draw:style-name="gr3" draw:text-style-name="P2" draw:layer="layout" svg:x1="14.781cm" svg:y1="12.547cm" svg:x2="14.782cm" svg:y2="15.033cm" draw:start-shape="id101" draw:start-glue-point="6" draw:end-shape="id102" draw:end-glue-point="4" svg:d="m14781 12547v1243h1v1243">
          <text:p/>
        </draw:connector>
        <draw:connector draw:style-name="gr3" draw:text-style-name="P2" draw:layer="layout" svg:x1="14.782cm" svg:y1="16.156cm" svg:x2="14.781cm" svg:y2="17.799cm" draw:start-shape="id102" draw:start-glue-point="6" draw:end-shape="id98" svg:d="m14782 16156v821h-1v822">
          <text:p/>
        </draw:connector>
        <draw:connector draw:style-name="gr3" draw:text-style-name="P2" draw:layer="layout" svg:x1="7.917cm" svg:y1="18.4cm" svg:x2="12.797cm" svg:y2="15.595cm" draw:start-shape="id99" draw:start-glue-point="0" draw:end-shape="id102" draw:end-glue-point="5" svg:d="m7917 18400v-2805h4880">
          <text:p/>
        </draw:connector>
        <draw:custom-shape draw:style-name="gr2" draw:text-style-name="P3" xml:id="id103" draw:id="id103" draw:layer="layout" svg:width="3.969cm" svg:height="1.123cm" svg:x="12.798cm" svg:y="21.134cm">
          <text:p text:style-name="P2"><text:span text:style-name="T2">For each Privilege</text:span></text:p>
          <draw:enhanced-geometry svg:viewBox="0 0 21600 21600" draw:glue-points="10800 0 0 10800 10800 21600 21600 10800" draw:text-areas="?f3 ?f3 ?f4 ?f4" draw:type="hexagon" draw:modifiers="3280.8060453400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svg:x1="14.782cm" svg:y1="20.044cm" svg:x2="14.783cm" svg:y2="21.134cm" draw:start-shape="id98" draw:start-glue-point="6" draw:end-shape="id103" draw:end-glue-point="4" svg:d="m14782 20044v545h1v545">
          <text:p/>
        </draw:connector>
        <draw:custom-shape draw:style-name="gr2" draw:text-style-name="P3" xml:id="id104" draw:id="id104" draw:layer="layout" svg:width="4.089cm" svg:height="2.245cm" svg:x="12.738cm" svg:y="23.5cm">
          <text:p text:style-name="P2"><text:span text:style-name="T2">Delete Privile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4.783cm" svg:y1="22.257cm" svg:x2="14.783cm" svg:y2="23.5cm" draw:start-shape="id103" draw:start-glue-point="6" draw:end-shape="id104" draw:end-glue-point="4" svg:d="m14783 22257v1243">
          <text:p/>
        </draw:connector>
        <draw:custom-shape draw:style-name="gr2" draw:text-style-name="P3" xml:id="id105" draw:id="id105" draw:layer="layout" svg:width="3.728cm" svg:height="1.042cm" svg:x="3.053cm" svg:y="24.1cm">
          <text:p text:style-name="P2"><text:span text:style-name="T2">Delete Privileg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917cm" svg:y1="24.1cm" svg:x2="12.798cm" svg:y2="21.696cm" draw:start-shape="id105" draw:start-glue-point="0" draw:end-shape="id103" draw:end-glue-point="5" svg:d="m4917 24100v-2404h7881">
          <text:p/>
        </draw:connector>
        <draw:connector draw:style-name="gr3" draw:text-style-name="P2" draw:layer="layout" draw:line-skew="0.974cm 1.113cm" svg:x1="14.783cm" svg:y1="25.745cm" svg:x2="16.767cm" svg:y2="21.696cm" draw:start-shape="id104" draw:start-glue-point="6" draw:end-shape="id103" draw:end-glue-point="7" svg:d="m14783 25745v1475h3658v-5524h-1674">
          <text:p/>
        </draw:connector>
        <draw:custom-shape draw:style-name="gr2" draw:text-style-name="P3" xml:id="id106" draw:id="id106" draw:layer="layout" svg:width="4.089cm" svg:height="2.245cm" svg:x="7.739cm" svg:y="23.501cm">
          <text:p text:style-name="P2"><text:span text:style-name="T2">Delete Privile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2.738cm" svg:y1="24.623cm" svg:x2="11.828cm" svg:y2="24.624cm" draw:start-shape="id104" draw:start-glue-point="5" draw:end-shape="id106" draw:end-glue-point="7" svg:d="m12738 24623h-455v1h-455">
          <text:p/>
        </draw:connector>
        <draw:connector draw:style-name="gr3" draw:text-style-name="P2" draw:layer="layout" svg:x1="7.739cm" svg:y1="24.624cm" svg:x2="6.781cm" svg:y2="24.621cm" draw:start-shape="id106" draw:start-glue-point="5" draw:end-shape="id105" draw:end-glue-point="1" svg:d="m7739 24624h-479v-3h-479">
          <text:p/>
        </draw:connector>
        <draw:connector draw:style-name="gr3" draw:text-style-name="P2" draw:layer="layout" draw:line-skew="0.892cm -4.872cm" svg:x1="9.784cm" svg:y1="25.746cm" svg:x2="12.798cm" svg:y2="21.696cm" draw:start-shape="id106" draw:start-glue-point="6" draw:end-shape="id103" draw:end-glue-point="5" svg:d="m9784 25746v1393h-7419v-5443h10433">
          <text:p/>
        </draw:connector>
        <draw:connector draw:style-name="gr3" draw:text-style-name="P2" draw:layer="layout" draw:line-skew="3.299cm 4.079cm" svg:x1="14.783cm" svg:y1="25.745cm" svg:x2="16.766cm" svg:y2="15.595cm" draw:start-shape="id104" draw:start-glue-point="6" draw:end-shape="id102" draw:end-glue-point="7" svg:d="m14783 25745v3800h6624v-13950h-4641">
          <text:p/>
        </draw:connector>
        <draw:connector draw:style-name="gr3" draw:text-style-name="P2" draw:layer="layout" svg:x1="14.783cm" svg:y1="25.745cm" svg:x2="14.781cm" svg:y2="35.616cm" draw:start-shape="id104" draw:start-glue-point="6" draw:end-shape="id107" draw:end-glue-point="4" svg:d="m14783 25745v4936h-2v4935">
          <text:p/>
        </draw:connector>
        <draw:frame draw:style-name="gr1" draw:text-style-name="P4" draw:layer="layout" svg:width="1.023cm" svg:height="0.607cm" svg:x="12.098cm" svg:y="23.901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4.999cm" svg:y="25.703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6.999cm" svg:y="23.902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9.9cm" svg:y="25.804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2cm" svg:y="18.20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4.901cm" svg:y="20.005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imwemwe Kachaje</meta:initial-creator>
    <meta:creation-date>2012-12-07T16:38:17</meta:creation-date>
    <dc:date>2012-12-12T09:12:36</dc:date>
    <dc:creator>Chimwemwe Kachaje</dc:creator>
    <meta:editing-duration>PT4H2M29S</meta:editing-duration>
    <meta:editing-cycles>115</meta:editing-cycles>
    <meta:generator>LibreOffice/3.6$Linux_X86_64 LibreOffice_project/360m1$Build-2</meta:generator>
    <meta:document-statistic meta:object-count="331"/>
  </office:meta>
</office:document-meta>
</file>